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.99pt" fo:break-before="auto" style:use-optimal-row-height="fals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2.6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fo:border-bottom="none" fo:background-color="#eeeeee" fo:border-left="0.06pt solid #000000" fo:border-right="none" fo:border-top="0.06pt solid #000000"/>
      <style:text-properties style:use-window-font-color="true"/>
    </style:style>
    <style:style style:name="ce4" style:family="table-cell" style:parent-style-name="Default" style:data-style-name="N61">
      <style:table-cell-properties fo:border-bottom="0.06pt solid #000000" fo:background-color="#eeeeee" fo:border-left="0.06pt solid #000000" fo:border-right="none" fo:border-top="none"/>
      <style:text-properties style:use-window-font-color="true"/>
    </style:style>
    <style:style style:name="ce5" style:family="table-cell" style:parent-style-name="Default" style:data-style-name="N61">
      <style:table-cell-properties fo:border-bottom="none" fo:background-color="#eeeeee" fo:border-left="0.06pt solid #000000" fo:border-right="none" fo:border-top="none"/>
    </style:style>
    <style:style style:name="ce6" style:family="table-cell" style:parent-style-name="Default" style:data-style-name="N61">
      <style:table-cell-properties fo:border-bottom="none" fo:background-color="#eeeeee" fo:border-left="0.06pt solid #000000" fo:border-right="none" fo:border-top="0.06pt solid #000000"/>
      <style:text-properties fo:color="#ce181e"/>
    </style:style>
    <style:style style:name="ce7" style:family="table-cell" style:parent-style-name="Default" style:data-style-name="N61">
      <style:table-cell-properties fo:border-bottom="0.06pt solid #000000" fo:background-color="#eeeeee" fo:border-left="0.06pt solid #000000" fo:border-right="none" fo:border-top="none"/>
      <style:text-properties fo:color="#ce181e"/>
    </style:style>
    <style:style style:name="ce8" style:family="table-cell" style:parent-style-name="Default" style:data-style-name="N61">
      <style:table-cell-properties fo:border-bottom="none" fo:background-color="#eeeeee" fo:border-left="0.06pt solid #000000" fo:border-right="none" fo:border-top="none"/>
      <style:text-properties fo:color="#ce181e"/>
    </style:style>
    <style:style style:name="ce9" style:family="table-cell" style:parent-style-name="Default" style:data-style-name="N61">
      <style:table-cell-properties fo:border-bottom="none" fo:background-color="#eeeeee" fo:border-left="none" fo:border-right="0.06pt solid #000000" fo:border-top="0.06pt solid #000000"/>
      <style:text-properties style:use-window-font-color="true"/>
    </style:style>
    <style:style style:name="ce10" style:family="table-cell" style:parent-style-name="Default" style:data-style-name="N61">
      <style:table-cell-properties fo:border-bottom="0.06pt solid #000000" fo:background-color="#eeeeee" fo:border-left="none" fo:border-right="0.06pt solid #000000" fo:border-top="none"/>
      <style:text-properties style:use-window-font-color="true"/>
    </style:style>
    <style:style style:name="ce11" style:family="table-cell" style:parent-style-name="Default" style:data-style-name="N61">
      <style:table-cell-properties fo:border-bottom="none" fo:background-color="#eeeeee" fo:border-left="none" fo:border-right="0.06pt solid #000000" fo:border-top="none"/>
    </style:style>
    <style:style style:name="ce12" style:family="table-cell" style:parent-style-name="Default" style:data-style-name="N61">
      <style:table-cell-properties fo:border-bottom="none" fo:background-color="#eeeeee" fo:border-left="none" fo:border-right="0.06pt solid #000000" fo:border-top="0.06pt solid #000000"/>
      <style:text-properties fo:color="#ce181e"/>
    </style:style>
    <style:style style:name="ce13" style:family="table-cell" style:parent-style-name="Default" style:data-style-name="N61">
      <style:table-cell-properties fo:border-bottom="0.06pt solid #000000" fo:background-color="#eeeeee" fo:border-left="none" fo:border-right="0.06pt solid #000000" fo:border-top="none"/>
      <style:text-properties fo:color="#ce181e"/>
    </style:style>
    <style:style style:name="ce14" style:family="table-cell" style:parent-style-name="Default" style:data-style-name="N61">
      <style:table-cell-properties fo:border-bottom="none" fo:background-color="#eeeeee" fo:border-left="none" fo:border-right="0.06pt solid #000000" fo:border-top="none"/>
      <style:text-properties fo:color="#ce181e"/>
    </style:style>
    <style:style style:name="ce15" style:family="table-cell" style:parent-style-name="Default" style:data-style-name="N61">
      <style:table-cell-properties fo:border-bottom="none" fo:border-left="none" fo:border-right="none" fo:border-top="0.06pt solid #000000"/>
      <style:text-properties style:use-window-font-color="true"/>
    </style:style>
    <style:style style:name="ce16" style:family="table-cell" style:parent-style-name="Default" style:data-style-name="N61">
      <style:table-cell-properties fo:border-bottom="0.06pt solid #000000" fo:border-left="none" fo:border-right="none" fo:border-top="none"/>
      <style:text-properties style:use-window-font-color="true"/>
    </style:style>
    <style:style style:name="ce17" style:family="table-cell" style:parent-style-name="Default" style:data-style-name="N61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61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61">
      <style:text-properties fo:color="#ce181e"/>
    </style:style>
    <style:style style:name="ce20" style:family="table-cell" style:parent-style-name="Default" style:data-style-name="N61">
      <style:text-properties style:use-window-font-color="true"/>
    </style:style>
    <style:style style:name="ce21" style:family="table-cell" style:parent-style-name="Default" style:data-style-name="N61">
      <style:table-cell-properties fo:border-bottom="none" fo:border-left="none" fo:border-right="none" fo:border-top="0.06pt solid #000000"/>
      <style:text-properties fo:color="#ce181e"/>
    </style:style>
    <style:style style:name="ce22" style:family="table-cell" style:parent-style-name="Default" style:data-style-name="N61">
      <style:table-cell-properties fo:border-bottom="0.06pt solid #000000" fo:border-left="none" fo:border-right="none" fo:border-top="none"/>
      <style:text-properties fo:color="#ce181e"/>
    </style:style>
    <style:style style:name="ce23" style:family="table-cell" style:parent-style-name="Default" style:data-style-name="N61">
      <style:table-cell-properties fo:border-bottom="none" fo:background-color="#eeeeee" fo:border-left="0.06pt solid #000000" fo:border-right="none" fo:border-top="0.06pt solid #000000"/>
    </style:style>
    <style:style style:name="ce24" style:family="table-cell" style:parent-style-name="Default" style:data-style-name="N61">
      <style:table-cell-properties fo:border-bottom="0.06pt solid #000000" fo:background-color="#eeeeee" fo:border-left="0.06pt solid #000000" fo:border-right="none" fo:border-top="none"/>
    </style:style>
    <style:style style:name="ce25" style:family="table-cell" style:parent-style-name="Default" style:data-style-name="N61">
      <style:table-cell-properties fo:border-bottom="none" fo:background-color="#eeeeee" fo:border-left="0.06pt solid #000000" fo:border-right="none" fo:border-top="none"/>
      <style:text-properties style:use-window-font-color="true"/>
    </style:style>
    <style:style style:name="ce26" style:family="table-cell" style:parent-style-name="Default" style:data-style-name="N61">
      <style:table-cell-properties fo:border-bottom="none" fo:background-color="#eeeeee" fo:border-left="none" fo:border-right="0.06pt solid #000000" fo:border-top="0.06pt solid #000000"/>
    </style:style>
    <style:style style:name="ce27" style:family="table-cell" style:parent-style-name="Default" style:data-style-name="N61">
      <style:table-cell-properties fo:border-bottom="0.06pt solid #000000" fo:background-color="#eeeeee" fo:border-left="none" fo:border-right="0.06pt solid #000000" fo:border-top="none"/>
    </style:style>
    <style:style style:name="ce28" style:family="table-cell" style:parent-style-name="Default" style:data-style-name="N61">
      <style:table-cell-properties fo:border-bottom="none" fo:background-color="#eeeeee" fo:border-left="none" fo:border-right="0.06pt solid #000000" fo:border-top="none"/>
      <style:text-properties style:use-window-font-color="true"/>
    </style:style>
    <style:style style:name="ce29" style:family="table-cell" style:parent-style-name="Default" style:data-style-name="N61">
      <style:table-cell-properties fo:border-bottom="none" fo:background-color="#eeeeee" fo:border-left="0.06pt solid #000000" fo:border-right="none" fo:border-top="0.06pt solid #000000"/>
      <style:text-properties fo:color="#ed1c24"/>
    </style:style>
    <style:style style:name="ce30" style:family="table-cell" style:parent-style-name="Default" style:data-style-name="N61">
      <style:table-cell-properties fo:border-bottom="0.06pt solid #000000" fo:background-color="#eeeeee" fo:border-left="0.06pt solid #000000" fo:border-right="none" fo:border-top="none"/>
      <style:text-properties fo:color="#ed1c24"/>
    </style:style>
    <style:style style:name="ce31" style:family="table-cell" style:parent-style-name="Default" style:data-style-name="N61">
      <style:table-cell-properties fo:border-bottom="none" fo:background-color="#eeeeee" fo:border-left="none" fo:border-right="0.06pt solid #000000" fo:border-top="0.06pt solid #000000"/>
      <style:text-properties fo:color="#ed1c24"/>
    </style:style>
    <style:style style:name="ce32" style:family="table-cell" style:parent-style-name="Default" style:data-style-name="N61">
      <style:table-cell-properties fo:border-bottom="0.06pt solid #000000" fo:background-color="#eeeeee" fo:border-left="none" fo:border-right="0.06pt solid #000000" fo:border-top="none"/>
      <style:text-properties fo:color="#ed1c24"/>
    </style:style>
    <style:style style:name="ce33" style:family="table-cell" style:parent-style-name="Default" style:data-style-name="N61">
      <style:table-cell-properties fo:border-bottom="none" fo:border-left="none" fo:border-right="0.06pt solid #000000" fo:border-top="0.06pt solid #000000"/>
      <style:text-properties fo:color="#ce181e"/>
    </style:style>
    <style:style style:name="ce34" style:family="table-cell" style:parent-style-name="Default" style:data-style-name="N61">
      <style:table-cell-properties fo:border-bottom="0.06pt solid #000000" fo:border-left="none" fo:border-right="0.06pt solid #000000" fo:border-top="none"/>
      <style:text-properties fo:color="#ce181e"/>
    </style:style>
    <style:style style:name="ce35" style:family="table-cell" style:parent-style-name="Default" style:data-style-name="N61">
      <style:table-cell-properties fo:border-bottom="none" fo:border-left="none" fo:border-right="0.06pt solid #000000" fo:border-top="none"/>
      <style:text-properties fo:color="#ce181e"/>
    </style:style>
    <style:style style:name="ce36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37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61">
      <style:table-cell-properties fo:border-bottom="none" fo:border-left="none" fo:border-right="0.06pt solid #000000" fo:border-top="none"/>
      <style:text-properties style:use-window-font-color="true"/>
    </style:style>
    <style:style style:name="ce39" style:family="table-cell" style:parent-style-name="Default" style:data-style-name="N61">
      <style:table-cell-properties fo:border-bottom="0.06pt solid #000000" fo:border-left="none" fo:border-right="0.06pt solid #000000" fo:border-top="none"/>
      <style:text-properties style:use-window-font-color="true"/>
    </style:style>
    <style:style style:name="ce40" style:family="table-cell" style:parent-style-name="Default" style:data-style-name="N61">
      <style:table-cell-properties fo:border-bottom="none" fo:background-color="#fcd4d1" fo:border-left="0.06pt solid #000000" fo:border-right="0.06pt solid #000000" fo:border-top="0.06pt solid #000000"/>
      <style:text-properties style:use-window-font-color="true"/>
    </style:style>
    <style:style style:name="ce41" style:family="table-cell" style:parent-style-name="Default" style:data-style-name="N61">
      <style:table-cell-properties fo:border-bottom="0.06pt solid #000000" fo:background-color="#fcd4d1" fo:border-left="0.06pt solid #000000" fo:border-right="0.06pt solid #000000" fo:border-top="none"/>
      <style:text-properties style:use-window-font-color="true"/>
    </style:style>
    <style:style style:name="ce42" style:family="table-cell" style:parent-style-name="Default" style:data-style-name="N61">
      <style:table-cell-properties fo:border-bottom="none" fo:background-color="#fcd4d1" fo:border-left="0.06pt solid #000000" fo:border-right="0.06pt solid #000000" fo:border-top="none"/>
      <style:text-properties style:use-window-font-color="true"/>
    </style:style>
    <style:style style:name="ce85" style:family="table-cell" style:parent-style-name="Default" style:data-style-name="N61">
      <style:table-cell-properties fo:border-bottom="none" fo:background-color="#eeeeee" fo:border-left="0.06pt solid #000000" fo:border-right="none" fo:border-top="none"/>
      <style:text-properties fo:color="#72bf44"/>
    </style:style>
    <style:style style:name="ce86" style:family="table-cell" style:parent-style-name="Default" style:data-style-name="N61">
      <style:table-cell-properties fo:border-bottom="none" fo:background-color="#eeeeee" fo:border-left="none" fo:border-right="0.06pt solid #000000" fo:border-top="none"/>
      <style:text-properties fo:color="#72bf44"/>
    </style:style>
    <style:style style:name="ce87" style:family="table-cell" style:parent-style-name="Default" style:data-style-name="N61">
      <style:table-cell-properties fo:border-bottom="none" fo:border-left="none" fo:border-right="none" fo:border-top="0.06pt solid #000000"/>
      <style:text-properties fo:color="#ed1c24"/>
    </style:style>
    <style:style style:name="ce88" style:family="table-cell" style:parent-style-name="Default" style:data-style-name="N61">
      <style:table-cell-properties fo:border-bottom="0.06pt solid #000000" fo:border-left="none" fo:border-right="none" fo:border-top="none"/>
      <style:text-properties fo:color="#ed1c24"/>
    </style:style>
    <style:style style:name="ce89" style:family="table-cell" style:parent-style-name="Default" style:data-style-name="N61">
      <style:text-properties fo:color="#ed1c24"/>
    </style:style>
    <style:style style:name="ce90" style:family="table-cell" style:parent-style-name="Default" style:data-style-name="N61">
      <style:table-cell-properties fo:border-bottom="none" fo:background-color="#eeeeee" fo:border-left="0.06pt solid #000000" fo:border-right="none" fo:border-top="none"/>
      <style:text-properties fo:color="#ed1c24"/>
    </style:style>
    <style:style style:name="ce91" style:family="table-cell" style:parent-style-name="Default" style:data-style-name="N61">
      <style:table-cell-properties fo:border-bottom="none" fo:background-color="#eeeeee" fo:border-left="none" fo:border-right="0.06pt solid #000000" fo:border-top="none"/>
      <style:text-properties fo:color="#ed1c24"/>
    </style:style>
    <style:style style:name="ce92" style:family="table-cell" style:parent-style-name="Default" style:data-style-name="N61">
      <style:table-cell-properties fo:border-bottom="none" fo:border-left="none" fo:border-right="none" fo:border-top="0.06pt solid #000000"/>
      <style:text-properties fo:color="#72bf44"/>
    </style:style>
    <style:style style:name="ce93" style:family="table-cell" style:parent-style-name="Default" style:data-style-name="N61">
      <style:table-cell-properties fo:border-bottom="0.06pt solid #000000" fo:border-left="none" fo:border-right="none" fo:border-top="none"/>
      <style:text-properties fo:color="#72bf44"/>
    </style:style>
    <style:style style:name="ce94" style:family="table-cell" style:parent-style-name="Default" style:data-style-name="N61">
      <style:text-properties fo:color="#72bf44"/>
    </style:style>
    <style:style style:name="ce95" style:family="table-cell" style:parent-style-name="Default" style:data-style-name="N61">
      <style:table-cell-properties fo:border-bottom="none" fo:background-color="#eeeeee" fo:border-left="0.06pt solid #000000" fo:border-right="none" fo:border-top="0.06pt solid #000000"/>
      <style:text-properties fo:color="#72bf44"/>
    </style:style>
    <style:style style:name="ce96" style:family="table-cell" style:parent-style-name="Default" style:data-style-name="N61">
      <style:table-cell-properties fo:border-bottom="0.06pt solid #000000" fo:background-color="#eeeeee" fo:border-left="0.06pt solid #000000" fo:border-right="none" fo:border-top="none"/>
      <style:text-properties fo:color="#72bf44"/>
    </style:style>
    <style:style style:name="ce97" style:family="table-cell" style:parent-style-name="Default" style:data-style-name="N61">
      <style:table-cell-properties fo:border-bottom="none" fo:background-color="#eeeeee" fo:border-left="none" fo:border-right="0.06pt solid #000000" fo:border-top="0.06pt solid #000000"/>
      <style:text-properties fo:color="#72bf44"/>
    </style:style>
    <style:style style:name="ce98" style:family="table-cell" style:parent-style-name="Default" style:data-style-name="N61">
      <style:table-cell-properties fo:border-bottom="0.06pt solid #000000" fo:background-color="#eeeeee" fo:border-left="none" fo:border-right="0.06pt solid #000000" fo:border-top="none"/>
      <style:text-properties fo:color="#72bf44"/>
    </style:style>
    <style:style style:name="ce99" style:family="table-cell" style:parent-style-name="Default" style:data-style-name="N61">
      <style:table-cell-properties fo:border-bottom="none" fo:border-left="none" fo:border-right="0.06pt solid #000000" fo:border-top="0.06pt solid #000000"/>
      <style:text-properties fo:color="#72bf44"/>
    </style:style>
    <style:style style:name="ce100" style:family="table-cell" style:parent-style-name="Default" style:data-style-name="N61">
      <style:table-cell-properties fo:border-bottom="0.06pt solid #000000" fo:border-left="none" fo:border-right="0.06pt solid #000000" fo:border-top="none"/>
      <style:text-properties fo:color="#72bf44"/>
    </style:style>
    <style:style style:name="ce101" style:family="table-cell" style:parent-style-name="Default" style:data-style-name="N61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2" style:family="table-cell" style:parent-style-name="Default" style:data-style-name="N61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61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61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05" style:family="table-cell" style:parent-style-name="Default" style:data-style-name="N61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06" style:family="table-cell" style:parent-style-name="Default" style:data-style-name="N61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07" style:family="table-cell" style:parent-style-name="Default" style:data-style-name="N61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8" style:family="table-cell" style:parent-style-name="Default" style:data-style-name="N61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61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61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11" style:family="table-cell" style:parent-style-name="Default" style:data-style-name="N61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12" style:family="table-cell" style:parent-style-name="Default" style:data-style-name="N61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13" style:family="table-cell" style:parent-style-name="Default" style:data-style-name="N61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4" style:family="table-cell" style:parent-style-name="Default" style:data-style-name="N61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5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61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61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19" style:family="table-cell" style:parent-style-name="Default" style:data-style-name="N61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20" style:family="table-cell" style:parent-style-name="Default" style:data-style-name="N61">
      <style:table-cell-properties fo:border-bottom="none" fo:background-color="#eeeeee" style:text-align-source="fix" style:repeat-content="false" fo:border-left="none" fo:border-right="none" fo:border-top="0.06pt solid #000000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21" style:family="table-cell" style:parent-style-name="Default" style:data-style-name="N61">
      <style:table-cell-properties fo:border-bottom="0.06pt solid #000000" fo:background-color="#eeeeee" style:text-align-source="fix" style:repeat-content="false" fo:border-left="none" fo:border-right="none" fo:border-top="non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22" style:family="table-cell" style:parent-style-name="Default" style:data-style-name="N6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23" style:family="table-cell" style:parent-style-name="Default" style:data-style-name="N61">
      <style:table-cell-properties fo:border-bottom="none" fo:background-color="#eeeee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61">
      <style:table-cell-properties fo:border-bottom="0.06pt solid #000000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61">
      <style:table-cell-properties fo:border-bottom="none" fo:background-color="#eeeee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26" style:family="table-cell" style:parent-style-name="Default" style:data-style-name="N61">
      <style:table-cell-properties fo:border-bottom="none" fo:background-color="#eeeee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61">
      <style:table-cell-properties fo:border-bottom="0.06pt solid #000000" fo:background-color="#eeeeee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61">
      <style:table-cell-properties fo:border-bottom="none" fo:background-color="#eeeeee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29" style:family="table-cell" style:parent-style-name="Default" style:data-style-name="N6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0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color="#ce181e" fo:font-weight="bold" style:font-weight-asian="bold" style:font-weight-complex="bold"/>
    </style:style>
    <style:style style:name="ce131" style:family="table-cell" style:parent-style-name="Default" style:data-style-name="N6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2" style:family="table-cell" style:parent-style-name="Default" style:data-style-name="N6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61">
      <style:table-cell-properties fo:border-bottom="none" fo:background-color="#fcd4d1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/>
    </style:style>
    <style:style style:name="ce134" style:family="table-cell" style:parent-style-name="Default" style:data-style-name="N61">
      <style:table-cell-properties fo:border-bottom="0.06pt solid #000000" fo:background-color="#fcd4d1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/>
    </style:style>
    <style:style style:name="ce135" style:family="table-cell" style:parent-style-name="Default" style:data-style-name="N61">
      <style:table-cell-properties fo:border-bottom="none" fo:background-color="#fcd4d1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ortran Ab" table:style-name="ta1">
        <table:table-column table:style-name="co1" table:number-columns-repeated="2" table:default-cell-style-name="Default"/>
        <table:table-column table:style-name="co2" table:default-cell-style-name="ce8"/>
        <table:table-column table:style-name="co2" table:default-cell-style-name="ce14"/>
        <table:table-column table:style-name="co2" table:number-columns-repeated="2" table:default-cell-style-name="ce2"/>
        <table:table-column table:style-name="co2" table:default-cell-style-name="ce25"/>
        <table:table-column table:style-name="co2" table:default-cell-style-name="ce28"/>
        <table:table-column table:style-name="co2" table:number-columns-repeated="2" table:default-cell-style-name="ce19"/>
        <table:table-column table:style-name="co2" table:default-cell-style-name="ce8"/>
        <table:table-column table:style-name="co2" table:default-cell-style-name="ce14"/>
        <table:table-column table:style-name="co2" table:number-columns-repeated="2" table:default-cell-style-name="ce22"/>
        <table:table-column table:style-name="co2" table:default-cell-style-name="ce8"/>
        <table:table-column table:style-name="co2" table:default-cell-style-name="ce14"/>
        <table:table-column table:style-name="co2" table:default-cell-style-name="ce19"/>
        <table:table-column table:style-name="co2" table:default-cell-style-name="ce35"/>
        <table:table-column table:style-name="co2" table:default-cell-style-name="ce42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nod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odo</text:p>
          </table:table-cell>
          <table:table-cell office:value-type="string" calcext:value-type="string">
            <text:p>coo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-0.083333323" calcext:value-type="float">
            <text:p>-8.33E-02</text:p>
          </table:table-cell>
          <table:table-cell table:style-name="ce9" office:value-type="float" office:value="0.0000000081958853" calcext:value-type="float">
            <text:p>8.20E-09</text:p>
          </table:table-cell>
          <table:table-cell table:style-name="ce15" office:value-type="float" office:value="0.083333323" calcext:value-type="float">
            <text:p>8.33E-02</text:p>
          </table:table-cell>
          <table:table-cell table:style-name="ce15" office:value-type="float" office:value="-0.0000000081958853" calcext:value-type="float">
            <text:p>-8.20E-09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  <table:table-cell table:style-name="ce33" office:value-type="float" office:value="0" calcext:value-type="float">
            <text:p>0.00E+00</text:p>
          </table:table-cell>
          <table:table-cell table:style-name="ce40" office:value-type="float" office:value="0.00000010927847" calcext:value-type="float">
            <text:p>1.09E-07</text:p>
          </table:table-cell>
          <table:table-cell/>
          <table:table-cell table:formula="of:=[.C3]*[.S$3]+[.D3]*[.S$4]+[.E3]*[.S$5]+[.F3]*[.S$6]+[.G3]*[.S$7]+[.H3]*[.S$8]+[.I3]*[.S$9]+[.J3]*[.S$10]+[.K3]*[.S$11]+[.L3]*[.S$12]+[.M3]*[.S$13]+[.N3]*[.S$14]+[.O3]*[.S$15]+[.P3]*[.S$16]+[.Q3]*[.S$17]+[.R3]*[.S$18]" office:value-type="float" office:value="-0.0000000728523075834985" calcext:value-type="float">
            <text:p>-7.28523075834985E-08</text:p>
          </table:table-cell>
        </table:table-row>
        <table:table-row table:style-name="ro2">
          <table:table-cell table:number-columns-repeated="2"/>
          <table:table-cell table:style-name="ce4" office:value-type="float" office:value="0.0000000081823437" calcext:value-type="float">
            <text:p>8.18E-09</text:p>
          </table:table-cell>
          <table:table-cell table:style-name="ce10" office:value-type="float" office:value="-0.33333331" calcext:value-type="float">
            <text:p>-3.33E-01</text:p>
          </table:table-cell>
          <table:table-cell table:style-name="ce16" office:value-type="float" office:value="-0.0000000081823437" calcext:value-type="float">
            <text:p>-8.18E-09</text:p>
          </table:table-cell>
          <table:table-cell table:style-name="ce16" office:value-type="float" office:value="0.33333331" calcext:value-type="float">
            <text:p>3.33E-01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style-name="ce22" office:value-type="float" office:value="0" calcext:value-type="float">
            <text:p>0.00E+00</text:p>
          </table:table-cell>
          <table:table-cell table:style-name="ce34" office:value-type="float" office:value="0" calcext:value-type="float">
            <text:p>0.00E+00</text:p>
          </table:table-cell>
          <table:table-cell table:style-name="ce41" office:value-type="float" office:value="-3.3333331" calcext:value-type="float">
            <text:p>-3.33E+00</text:p>
          </table:table-cell>
          <table:table-cell/>
          <table:table-cell table:formula="of:=[.C4]*[.S$3]+[.D4]*[.S$4]+[.E4]*[.S$5]+[.F4]*[.S$6]+[.G4]*[.S$7]+[.H4]*[.S$8]+[.I4]*[.S$9]+[.J4]*[.S$10]+[.K4]*[.S$11]+[.L4]*[.S$12]+[.M4]*[.S$13]+[.N4]*[.S$14]+[.O4]*[.S$15]+[.P4]*[.S$16]+[.Q4]*[.S$17]+[.R4]*[.S$18]" office:value-type="float" office:value="2.22222191111112" calcext:value-type="float">
            <text:p>2.222221911111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0.083333323" calcext:value-type="float">
            <text:p>8.33E-02</text:p>
          </table:table-cell>
          <table:table-cell table:style-name="ce11" office:value-type="float" office:value="-0.0000000081958853" calcext:value-type="float">
            <text:p>-8.20E-09</text:p>
          </table:table-cell>
          <table:table-cell office:value-type="float" office:value="-0.28533332" calcext:value-type="float">
            <text:p>-2.85E-01</text:p>
          </table:table-cell>
          <table:table-cell office:value-type="float" office:value="0.0000000058307923" calcext:value-type="float">
            <text:p>5.83E-09</text:p>
          </table:table-cell>
          <table:table-cell table:style-name="ce5" office:value-type="float" office:value="0.00000000000078135177" calcext:value-type="float">
            <text:p>7.81E-13</text:p>
          </table:table-cell>
          <table:table-cell table:style-name="ce11" office:value-type="float" office:value="0.0000000023650931" calcext:value-type="float">
            <text:p>2.37E-09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5" office:value-type="float" office:value="0.101" calcext:value-type="float">
            <text:p>1.01E-01</text:p>
          </table:table-cell>
          <table:table-cell table:style-name="ce11" office:value-type="float" office:value="0.0000000087374552" calcext:value-type="float">
            <text:p>8.74E-09</text:p>
          </table:table-cell>
          <table:table-cell table:style-name="ce2" office:value-type="float" office:value="0.101" calcext:value-type="float">
            <text:p>1.01E-01</text:p>
          </table:table-cell>
          <table:table-cell table:style-name="ce2" office:value-type="float" office:value="-0.0000000087374552" calcext:value-type="float">
            <text:p>-8.74E-09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0" office:value-type="float" office:value="-0.00000010927847" calcext:value-type="float">
            <text:p>-1.09E-07</text:p>
          </table:table-cell>
          <table:table-cell/>
          <table:table-cell table:formula="of:=[.C5]*[.S$3]+[.D5]*[.S$4]+[.E5]*[.S$5]+[.F5]*[.S$6]+[.G5]*[.S$7]+[.H5]*[.S$8]+[.I5]*[.S$9]+[.J5]*[.S$10]+[.K5]*[.S$11]+[.L5]*[.S$12]+[.M5]*[.S$13]+[.N5]*[.S$14]+[.O5]*[.S$15]+[.P5]*[.S$16]+[.Q5]*[.S$17]+[.R5]*[.S$18]" office:value-type="float" office:value="0.0000000870429154141848" calcext:value-type="float">
            <text:p>8.70429154141848E-08</text:p>
          </table:table-cell>
        </table:table-row>
        <table:table-row table:style-name="ro2">
          <table:table-cell table:number-columns-repeated="2"/>
          <table:table-cell table:style-name="ce5" office:value-type="float" office:value="-0.0000000081823437" calcext:value-type="float">
            <text:p>-8.18E-09</text:p>
          </table:table-cell>
          <table:table-cell table:style-name="ce11" office:value-type="float" office:value="0.33333331" calcext:value-type="float">
            <text:p>3.33E-01</text:p>
          </table:table-cell>
          <table:table-cell office:value-type="float" office:value="0.0000000034972021" calcext:value-type="float">
            <text:p>3.50E-09</text:p>
          </table:table-cell>
          <table:table-cell office:value-type="float" office:value="-0.45958332" calcext:value-type="float">
            <text:p>-4.60E-01</text:p>
          </table:table-cell>
          <table:table-cell table:style-name="ce5" office:value-type="float" office:value="0.0000000046851412" calcext:value-type="float">
            <text:p>4.69E-09</text:p>
          </table:table-cell>
          <table:table-cell table:style-name="ce11" office:value-type="float" office:value="0.12625001" calcext:value-type="float">
            <text:p>1.26E-01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5" office:value-type="float" office:value="0.0000000044148419" calcext:value-type="float">
            <text:p>4.41E-09</text:p>
          </table:table-cell>
          <table:table-cell table:style-name="ce11" office:value-type="float" office:value="0.00000000000040039529" calcext:value-type="float">
            <text:p>4.00E-13</text:p>
          </table:table-cell>
          <table:table-cell table:style-name="ce2" office:value-type="float" office:value="-0.0000000044148414" calcext:value-type="float">
            <text:p>-4.41E-09</text:p>
          </table:table-cell>
          <table:table-cell table:style-name="ce2" office:value-type="float" office:value="0.00000000000040039527" calcext:value-type="float">
            <text:p>4.00E-13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1" office:value-type="float" office:value="3.3333331" calcext:value-type="float">
            <text:p>3.33E+00</text:p>
          </table:table-cell>
          <table:table-cell/>
          <table:table-cell table:formula="of:=[.C6]*[.S$3]+[.D6]*[.S$4]+[.E6]*[.S$5]+[.F6]*[.S$6]+[.G6]*[.S$7]+[.H6]*[.S$8]+[.I6]*[.S$9]+[.J6]*[.S$10]+[.K6]*[.S$11]+[.L6]*[.S$12]+[.M6]*[.S$13]+[.N6]*[.S$14]+[.O6]*[.S$15]+[.P6]*[.S$16]+[.Q6]*[.S$17]+[.R6]*[.S$18]" office:value-type="float" office:value="-2.64305524831945" calcext:value-type="float">
            <text:p>-2.6430552483194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style-name="ce17" office:value-type="float" office:value="0.00000000000078135177" calcext:value-type="float">
            <text:p>7.81E-13</text:p>
          </table:table-cell>
          <table:table-cell table:style-name="ce17" office:value-type="float" office:value="0.0000000023650931" calcext:value-type="float">
            <text:p>2.37E-09</text:p>
          </table:table-cell>
          <table:table-cell table:style-name="ce23" office:value-type="float" office:value="-0.202" calcext:value-type="float">
            <text:p>-2.02E-01</text:p>
          </table:table-cell>
          <table:table-cell table:style-name="ce26" office:value-type="float" office:value="-0.0000000055185476" calcext:value-type="float">
            <text:p>-5.52E-09</text:p>
          </table:table-cell>
          <table:table-cell table:style-name="ce17" office:value-type="float" office:value="0.0000000000018519688" calcext:value-type="float">
            <text:p>1.85E-12</text:p>
          </table:table-cell>
          <table:table-cell table:style-name="ce17" office:value-type="float" office:value="0.0000000031534545" calcext:value-type="float">
            <text:p>3.15E-09</text:p>
          </table:table-cell>
          <table:table-cell table:style-name="ce29" office:value-type="float" office:value="0" calcext:value-type="float">
            <text:p>0.00E+00</text:p>
          </table:table-cell>
          <table:table-cell table:style-name="ce31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23" office:value-type="float" office:value="0.101" calcext:value-type="float">
            <text:p>1.01E-01</text:p>
          </table:table-cell>
          <table:table-cell table:style-name="ce26" office:value-type="float" office:value="-0.0000000037525538" calcext:value-type="float">
            <text:p>-3.75E-09</text:p>
          </table:table-cell>
          <table:table-cell table:style-name="ce17" office:value-type="float" office:value="0.101" calcext:value-type="float">
            <text:p>1.01E-01</text:p>
          </table:table-cell>
          <table:table-cell table:style-name="ce36" office:value-type="float" office:value="0.0000000037525538" calcext:value-type="float">
            <text:p>3.75E-09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7]*[.S$3]+[.D7]*[.S$4]+[.E7]*[.S$5]+[.F7]*[.S$6]+[.G7]*[.S$7]+[.H7]*[.S$8]+[.I7]*[.S$9]+[.J7]*[.S$10]+[.K7]*[.S$11]+[.L7]*[.S$12]+[.M7]*[.S$13]+[.N7]*[.S$14]+[.O7]*[.S$15]+[.P7]*[.S$16]+[.Q7]*[.S$17]+[.R7]*[.S$18]" office:value-type="float" office:value="0.00000000788364311472623" calcext:value-type="float">
            <text:p>7.88364311472623E-09</text:p>
          </table:table-cell>
        </table:table-row>
        <table:table-row table:style-name="ro2">
          <table:table-cell table:number-columns-repeated="2"/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style-name="ce18" office:value-type="float" office:value="0.0000000046851412" calcext:value-type="float">
            <text:p>4.69E-09</text:p>
          </table:table-cell>
          <table:table-cell table:style-name="ce18" office:value-type="float" office:value="0.12625001" calcext:value-type="float">
            <text:p>1.26E-01</text:p>
          </table:table-cell>
          <table:table-cell table:style-name="ce24" office:value-type="float" office:value="-0.000000010924594" calcext:value-type="float">
            <text:p>-1.09E-08</text:p>
          </table:table-cell>
          <table:table-cell table:style-name="ce27" office:value-type="float" office:value="-0.29458334" calcext:value-type="float">
            <text:p>-2.95E-01</text:p>
          </table:table-cell>
          <table:table-cell table:style-name="ce18" office:value-type="float" office:value="0.0000000062394534" calcext:value-type="float">
            <text:p>6.24E-09</text:p>
          </table:table-cell>
          <table:table-cell table:style-name="ce18" office:value-type="float" office:value="0.16833333" calcext:value-type="float">
            <text:p>1.68E-01</text:p>
          </table:table-cell>
          <table:table-cell table:style-name="ce30" office:value-type="float" office:value="0" calcext:value-type="float">
            <text:p>0.00E+00</text:p>
          </table:table-cell>
          <table:table-cell table:style-name="ce32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24" office:value-type="float" office:value="-0.0000000018920753" calcext:value-type="float">
            <text:p>-1.89E-09</text:p>
          </table:table-cell>
          <table:table-cell table:style-name="ce27" office:value-type="float" office:value="0.00000000000040006145" calcext:value-type="float">
            <text:p>4.00E-13</text:p>
          </table:table-cell>
          <table:table-cell table:style-name="ce18" office:value-type="float" office:value="0.0000000018920752" calcext:value-type="float">
            <text:p>1.89E-09</text:p>
          </table:table-cell>
          <table:table-cell table:style-name="ce37" office:value-type="float" office:value="0.00000000000040006145" calcext:value-type="float">
            <text:p>4.00E-13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8]*[.S$3]+[.D8]*[.S$4]+[.E8]*[.S$5]+[.F8]*[.S$6]+[.G8]*[.S$7]+[.H8]*[.S$8]+[.I8]*[.S$9]+[.J8]*[.S$10]+[.K8]*[.S$11]+[.L8]*[.S$12]+[.M8]*[.S$13]+[.N8]*[.S$14]+[.O8]*[.S$15]+[.P8]*[.S$16]+[.Q8]*[.S$17]+[.R8]*[.S$18]" office:value-type="float" office:value="0.42083333720833" calcext:value-type="float">
            <text:p>0.420833337208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office:value-type="float" office:value="0.0000000000018519688" calcext:value-type="float">
            <text:p>1.85E-12</text:p>
          </table:table-cell>
          <table:table-cell office:value-type="float" office:value="0.0000000031534545" calcext:value-type="float">
            <text:p>3.15E-09</text:p>
          </table:table-cell>
          <table:table-cell table:style-name="ce20" office:value-type="float" office:value="-0.0000000000018519688" calcext:value-type="float">
            <text:p>-1.85E-12</text:p>
          </table:table-cell>
          <table:table-cell table:style-name="ce20" office:value-type="float" office:value="-0.0000000031534545" calcext:value-type="float">
            <text:p>-3.15E-09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0" office:value-type="float" office:value="0" calcext:value-type="float">
            <text:p>0.00E+00</text:p>
          </table:table-cell>
          <table:table-cell/>
          <table:table-cell table:formula="of:=[.C9]*[.S$3]+[.D9]*[.S$4]+[.E9]*[.S$5]+[.F9]*[.S$6]+[.G9]*[.S$7]+[.H9]*[.S$8]+[.I9]*[.S$9]+[.J9]*[.S$10]+[.K9]*[.S$11]+[.L9]*[.S$12]+[.M9]*[.S$13]+[.N9]*[.S$14]+[.O9]*[.S$15]+[.P9]*[.S$16]+[.Q9]*[.S$17]+[.R9]*[.S$1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office:value-type="float" office:value="0.0000000062394534" calcext:value-type="float">
            <text:p>6.24E-09</text:p>
          </table:table-cell>
          <table:table-cell office:value-type="float" office:value="0.16833333" calcext:value-type="float">
            <text:p>1.68E-01</text:p>
          </table:table-cell>
          <table:table-cell table:style-name="ce20" office:value-type="float" office:value="-0.0000000062394534" calcext:value-type="float">
            <text:p>-6.24E-09</text:p>
          </table:table-cell>
          <table:table-cell table:style-name="ce20" office:value-type="float" office:value="-0.16833333" calcext:value-type="float">
            <text:p>-1.68E-01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1" office:value-type="float" office:value="0" calcext:value-type="float">
            <text:p>0.00E+00</text:p>
          </table:table-cell>
          <table:table-cell/>
          <table:table-cell table:formula="of:=[.C10]*[.S$3]+[.D10]*[.S$4]+[.E10]*[.S$5]+[.F10]*[.S$6]+[.G10]*[.S$7]+[.H10]*[.S$8]+[.I10]*[.S$9]+[.J10]*[.S$10]+[.K10]*[.S$11]+[.L10]*[.S$12]+[.M10]*[.S$13]+[.N10]*[.S$14]+[.O10]*[.S$15]+[.P10]*[.S$16]+[.Q10]*[.S$17]+[.R10]*[.S$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style-name="ce15" office:value-type="float" office:value="0.101" calcext:value-type="float">
            <text:p>1.01E-01</text:p>
          </table:table-cell>
          <table:table-cell table:style-name="ce15" office:value-type="float" office:value="0.0000000087374552" calcext:value-type="float">
            <text:p>8.74E-09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3" office:value-type="float" office:value="-0.101" calcext:value-type="float">
            <text:p>-1.01E-01</text:p>
          </table:table-cell>
          <table:table-cell table:style-name="ce9" office:value-type="float" office:value="-0.0000000087374552" calcext:value-type="float">
            <text:p>-8.74E-09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  <table:table-cell table:style-name="ce33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11]*[.S$3]+[.D11]*[.S$4]+[.E11]*[.S$5]+[.F11]*[.S$6]+[.G11]*[.S$7]+[.H11]*[.S$8]+[.I11]*[.S$9]+[.J11]*[.S$10]+[.K11]*[.S$11]+[.L11]*[.S$12]+[.M11]*[.S$13]+[.N11]*[.S$14]+[.O11]*[.S$15]+[.P11]*[.S$16]+[.Q11]*[.S$17]+[.R11]*[.S$18]" office:value-type="float" office:value="0.0000000180877231579271" calcext:value-type="float">
            <text:p>1.80877231579271E-08</text:p>
          </table:table-cell>
        </table:table-row>
        <table:table-row table:style-name="ro2">
          <table:table-cell table:number-columns-repeated="2"/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style-name="ce16" office:value-type="float" office:value="0.0000000044148419" calcext:value-type="float">
            <text:p>4.41E-09</text:p>
          </table:table-cell>
          <table:table-cell table:style-name="ce16" office:value-type="float" office:value="0.00000000000040039529" calcext:value-type="float">
            <text:p>4.00E-13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4" office:value-type="float" office:value="-0.0000000044148419" calcext:value-type="float">
            <text:p>-4.41E-09</text:p>
          </table:table-cell>
          <table:table-cell table:style-name="ce10" office:value-type="float" office:value="-0.00000000000040039529" calcext:value-type="float">
            <text:p>-4.00E-13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style-name="ce22" office:value-type="float" office:value="0" calcext:value-type="float">
            <text:p>0.00E+00</text:p>
          </table:table-cell>
          <table:table-cell table:style-name="ce34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12]*[.S$3]+[.D12]*[.S$4]+[.E12]*[.S$5]+[.F12]*[.S$6]+[.G12]*[.S$7]+[.H12]*[.S$8]+[.I12]*[.S$9]+[.J12]*[.S$10]+[.K12]*[.S$11]+[.L12]*[.S$12]+[.M12]*[.S$13]+[.N12]*[.S$14]+[.O12]*[.S$15]+[.P12]*[.S$16]+[.Q12]*[.S$17]+[.R12]*[.S$18]" office:value-type="float" office:value="0.00000000000133416842607298" calcext:value-type="float">
            <text:p>1.33416842607298E-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.00E+00</text:p>
          </table:table-cell>
          <table:table-cell table:style-name="ce20" office:value-type="float" office:value="0.101" calcext:value-type="float">
            <text:p>1.01E-01</text:p>
          </table:table-cell>
          <table:table-cell table:style-name="ce20" office:value-type="float" office:value="-0.0000000087374552" calcext:value-type="float">
            <text:p>-8.74E-09</text:p>
          </table:table-cell>
          <table:table-cell table:style-name="ce8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20" office:value-type="float" office:value="-0.101" calcext:value-type="float">
            <text:p>-1.01E-01</text:p>
          </table:table-cell>
          <table:table-cell table:style-name="ce20" office:value-type="float" office:value="0.0000000087374552" calcext:value-type="float">
            <text:p>8.74E-09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0" office:value-type="float" office:value="0" calcext:value-type="float">
            <text:p>0.00E+00</text:p>
          </table:table-cell>
          <table:table-cell/>
          <table:table-cell table:formula="of:=[.C13]*[.S$3]+[.D13]*[.S$4]+[.E13]*[.S$5]+[.F13]*[.S$6]+[.G13]*[.S$7]+[.H13]*[.S$8]+[.I13]*[.S$9]+[.J13]*[.S$10]+[.K13]*[.S$11]+[.L13]*[.S$12]+[.M13]*[.S$13]+[.N13]*[.S$14]+[.O13]*[.S$15]+[.P13]*[.S$16]+[.Q13]*[.S$17]+[.R13]*[.S$18]" office:value-type="float" office:value="-0.0000000401619740979271" calcext:value-type="float">
            <text:p>-4.01619740979271E-08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.00E+00</text:p>
          </table:table-cell>
          <table:table-cell table:style-name="ce20" office:value-type="float" office:value="-0.0000000044148414" calcext:value-type="float">
            <text:p>-4.41E-09</text:p>
          </table:table-cell>
          <table:table-cell table:style-name="ce20" office:value-type="float" office:value="0.00000000000040039527" calcext:value-type="float">
            <text:p>4.00E-13</text:p>
          </table:table-cell>
          <table:table-cell table:style-name="ce8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20" office:value-type="float" office:value="0.0000000044148414" calcext:value-type="float">
            <text:p>4.41E-09</text:p>
          </table:table-cell>
          <table:table-cell table:style-name="ce20" office:value-type="float" office:value="-0.00000000000040039527" calcext:value-type="float">
            <text:p>-4.00E-13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1" office:value-type="float" office:value="0" calcext:value-type="float">
            <text:p>0.00E+00</text:p>
          </table:table-cell>
          <table:table-cell/>
          <table:table-cell table:formula="of:=[.C14]*[.S$3]+[.D14]*[.S$4]+[.E14]*[.S$5]+[.F14]*[.S$6]+[.G14]*[.S$7]+[.H14]*[.S$8]+[.I14]*[.S$9]+[.J14]*[.S$10]+[.K14]*[.S$11]+[.L14]*[.S$12]+[.M14]*[.S$13]+[.N14]*[.S$14]+[.O14]*[.S$15]+[.P14]*[.S$16]+[.Q14]*[.S$17]+[.R14]*[.S$18]" office:value-type="float" office:value="0.00000000000133513325368792" calcext:value-type="float">
            <text:p>1.33513325368792E-1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3" office:value-type="float" office:value="0.101" calcext:value-type="float">
            <text:p>1.01E-01</text:p>
          </table:table-cell>
          <table:table-cell table:style-name="ce9" office:value-type="float" office:value="-0.0000000037525538" calcext:value-type="float">
            <text:p>-3.75E-09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3" office:value-type="float" office:value="-0.101" calcext:value-type="float">
            <text:p>-1.01E-01</text:p>
          </table:table-cell>
          <table:table-cell table:style-name="ce9" office:value-type="float" office:value="0.0000000037525538" calcext:value-type="float">
            <text:p>3.75E-09</text:p>
          </table:table-cell>
          <table:table-cell table:style-name="ce21" office:value-type="float" office:value="0" calcext:value-type="float">
            <text:p>0.00E+00</text:p>
          </table:table-cell>
          <table:table-cell table:style-name="ce33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15]*[.S$3]+[.D15]*[.S$4]+[.E15]*[.S$5]+[.F15]*[.S$6]+[.G15]*[.S$7]+[.H15]*[.S$8]+[.I15]*[.S$9]+[.J15]*[.S$10]+[.K15]*[.S$11]+[.L15]*[.S$12]+[.M15]*[.S$13]+[.N15]*[.S$14]+[.O15]*[.S$15]+[.P15]*[.S$16]+[.Q15]*[.S$17]+[.R15]*[.S$1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4" office:value-type="float" office:value="-0.0000000018920753" calcext:value-type="float">
            <text:p>-1.89E-09</text:p>
          </table:table-cell>
          <table:table-cell table:style-name="ce10" office:value-type="float" office:value="0.00000000000040006145" calcext:value-type="float">
            <text:p>4.00E-13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4" office:value-type="float" office:value="0.0000000018920753" calcext:value-type="float">
            <text:p>1.89E-09</text:p>
          </table:table-cell>
          <table:table-cell table:style-name="ce10" office:value-type="float" office:value="-0.00000000000040006145" calcext:value-type="float">
            <text:p>-4.00E-13</text:p>
          </table:table-cell>
          <table:table-cell table:style-name="ce22" office:value-type="float" office:value="0" calcext:value-type="float">
            <text:p>0.00E+00</text:p>
          </table:table-cell>
          <table:table-cell table:style-name="ce34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16]*[.S$3]+[.D16]*[.S$4]+[.E16]*[.S$5]+[.F16]*[.S$6]+[.G16]*[.S$7]+[.H16]*[.S$8]+[.I16]*[.S$9]+[.J16]*[.S$10]+[.K16]*[.S$11]+[.L16]*[.S$12]+[.M16]*[.S$13]+[.N16]*[.S$14]+[.O16]*[.S$15]+[.P16]*[.S$16]+[.Q16]*[.S$17]+[.R16]*[.S$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office:value-type="float" office:value="0.101" calcext:value-type="float">
            <text:p>1.01E-01</text:p>
          </table:table-cell>
          <table:table-cell office:value-type="float" office:value="0.0000000037525538" calcext:value-type="float">
            <text:p>3.75E-09</text:p>
          </table:table-cell>
          <table:table-cell table:number-columns-repeated="4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20" office:value-type="float" office:value="-0.101" calcext:value-type="float">
            <text:p>-1.01E-01</text:p>
          </table:table-cell>
          <table:table-cell table:style-name="ce38" office:value-type="float" office:value="-0.0000000037525538" calcext:value-type="float">
            <text:p>-3.75E-09</text:p>
          </table:table-cell>
          <table:table-cell table:style-name="ce40" office:value-type="float" office:value="0" calcext:value-type="float">
            <text:p>0.00E+00</text:p>
          </table:table-cell>
          <table:table-cell/>
          <table:table-cell table:formula="of:=[.C17]*[.S$3]+[.D17]*[.S$4]+[.E17]*[.S$5]+[.F17]*[.S$6]+[.G17]*[.S$7]+[.H17]*[.S$8]+[.I17]*[.S$9]+[.J17]*[.S$10]+[.K17]*[.S$11]+[.L17]*[.S$12]+[.M17]*[.S$13]+[.N17]*[.S$14]+[.O17]*[.S$15]+[.P17]*[.S$16]+[.Q17]*[.S$17]+[.R17]*[.S$1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4" office:value-type="float" office:value="0.0000000018920752" calcext:value-type="float">
            <text:p>1.89E-09</text:p>
          </table:table-cell>
          <table:table-cell table:style-name="ce10" office:value-type="float" office:value="0.00000000000040006145" calcext:value-type="float">
            <text:p>4.00E-13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style-name="ce16" office:value-type="float" office:value="-0.0000000018920752" calcext:value-type="float">
            <text:p>-1.89E-09</text:p>
          </table:table-cell>
          <table:table-cell table:style-name="ce39" office:value-type="float" office:value="-0.00000000000040006145" calcext:value-type="float">
            <text:p>-4.00E-13</text:p>
          </table:table-cell>
          <table:table-cell table:style-name="ce41" office:value-type="float" office:value="0" calcext:value-type="float">
            <text:p>0.00E+00</text:p>
          </table:table-cell>
          <table:table-cell/>
          <table:table-cell table:formula="of:=[.C18]*[.S$3]+[.D18]*[.S$4]+[.E18]*[.S$5]+[.F18]*[.S$6]+[.G18]*[.S$7]+[.H18]*[.S$8]+[.I18]*[.S$9]+[.J18]*[.S$10]+[.K18]*[.S$11]+[.L18]*[.S$12]+[.M18]*[.S$13]+[.N18]*[.S$14]+[.O18]*[.S$15]+[.P18]*[.S$16]+[.Q18]*[.S$17]+[.R18]*[.S$18]" office:value-type="float" office:value="0" calcext:value-type="float">
            <text:p>0</text:p>
          </table:table-cell>
        </table:table-row>
      </table:table>
      <table:table table:name="Fortran Ab_2" table:style-name="ta1">
        <table:table-column table:style-name="co1" table:number-columns-repeated="2" table:default-cell-style-name="Default"/>
        <table:table-column table:style-name="co2" table:default-cell-style-name="ce8"/>
        <table:table-column table:style-name="co2" table:default-cell-style-name="ce14"/>
        <table:table-column table:style-name="co2" table:number-columns-repeated="2" table:default-cell-style-name="ce2"/>
        <table:table-column table:style-name="co2" table:default-cell-style-name="ce90"/>
        <table:table-column table:style-name="co2" table:default-cell-style-name="ce91"/>
        <table:table-column table:style-name="co2" table:number-columns-repeated="2" table:default-cell-style-name="ce19"/>
        <table:table-column table:style-name="co2" table:default-cell-style-name="ce8"/>
        <table:table-column table:style-name="co2" table:default-cell-style-name="ce14"/>
        <table:table-column table:style-name="co2" table:number-columns-repeated="2" table:default-cell-style-name="ce22"/>
        <table:table-column table:style-name="co2" table:default-cell-style-name="ce8"/>
        <table:table-column table:style-name="co2" table:default-cell-style-name="ce14"/>
        <table:table-column table:style-name="co2" table:default-cell-style-name="ce19"/>
        <table:table-column table:style-name="co2" table:default-cell-style-name="ce35"/>
        <table:table-column table:style-name="co2" table:default-cell-style-name="ce42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nod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odo</text:p>
          </table:table-cell>
          <table:table-cell office:value-type="string" calcext:value-type="string">
            <text:p>coo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1" calcext:value-type="float">
            <text:p>1.00E+00</text:p>
          </table:table-cell>
          <table:table-cell table:style-name="ce9" office:value-type="float" office:value="0" calcext:value-type="float">
            <text:p>0.00E+00</text:p>
          </table:table-cell>
          <table:table-cell table:number-columns-repeated="2" table:style-name="ce87"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  <table:table-cell table:style-name="ce33" office:value-type="float" office:value="0" calcext:value-type="float">
            <text:p>0.00E+00</text:p>
          </table:table-cell>
          <table:table-cell table:style-name="ce40" office:value-type="float" office:value="0" calcext:value-type="float">
            <text:p>0.00E+00</text:p>
          </table:table-cell>
          <table:table-cell/>
          <table:table-cell table:formula="of:=[.C3]*[.S$3]+[.D3]*[.S$4]+[.E3]*[.S$5]+[.F3]*[.S$6]+[.G3]*[.S$7]+[.H3]*[.S$8]+[.I3]*[.S$9]+[.J3]*[.S$10]+[.K3]*[.S$11]+[.L3]*[.S$12]+[.M3]*[.S$13]+[.N3]*[.S$14]+[.O3]*[.S$15]+[.P3]*[.S$16]+[.Q3]*[.S$17]+[.R3]*[.S$1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" office:value-type="float" office:value="0" calcext:value-type="float">
            <text:p>0.00E+00</text:p>
          </table:table-cell>
          <table:table-cell table:style-name="ce10" office:value-type="float" office:value="1" calcext:value-type="float">
            <text:p>1.00E+00</text:p>
          </table:table-cell>
          <table:table-cell table:number-columns-repeated="2" table:style-name="ce88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style-name="ce22" office:value-type="float" office:value="0" calcext:value-type="float">
            <text:p>0.00E+00</text:p>
          </table:table-cell>
          <table:table-cell table:style-name="ce34" office:value-type="float" office:value="0" calcext:value-type="float">
            <text:p>0.00E+00</text:p>
          </table:table-cell>
          <table:table-cell table:style-name="ce41" office:value-type="float" office:value="0" calcext:value-type="float">
            <text:p>0.00E+00</text:p>
          </table:table-cell>
          <table:table-cell/>
          <table:table-cell table:formula="of:=[.C4]*[.S$3]+[.D4]*[.S$4]+[.E4]*[.S$5]+[.F4]*[.S$6]+[.G4]*[.S$7]+[.H4]*[.S$8]+[.I4]*[.S$9]+[.J4]*[.S$10]+[.K4]*[.S$11]+[.L4]*[.S$12]+[.M4]*[.S$13]+[.N4]*[.S$14]+[.O4]*[.S$15]+[.P4]*[.S$16]+[.Q4]*[.S$17]+[.R4]*[.S$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85" office:value-type="float" office:value="0" calcext:value-type="float">
            <text:p>0.00E+00</text:p>
          </table:table-cell>
          <table:table-cell table:style-name="ce86" office:value-type="float" office:value="0" calcext:value-type="float">
            <text:p>0.00E+00</text:p>
          </table:table-cell>
          <table:table-cell office:value-type="float" office:value="-0.28533332" calcext:value-type="float">
            <text:p>-2.85E-01</text:p>
          </table:table-cell>
          <table:table-cell office:value-type="float" office:value="0.0000000058307923" calcext:value-type="float">
            <text:p>5.83E-09</text:p>
          </table:table-cell>
          <table:table-cell table:style-name="ce5" office:value-type="float" office:value="0.00000000000078135177" calcext:value-type="float">
            <text:p>7.81E-13</text:p>
          </table:table-cell>
          <table:table-cell table:style-name="ce11" office:value-type="float" office:value="0.0000000023650931" calcext:value-type="float">
            <text:p>2.37E-09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85" office:value-type="float" office:value="0" calcext:value-type="float">
            <text:p>0.00E+00</text:p>
          </table:table-cell>
          <table:table-cell table:style-name="ce86" office:value-type="float" office:value="0" calcext:value-type="float">
            <text:p>0.00E+00</text:p>
          </table:table-cell>
          <table:table-cell table:number-columns-repeated="2" table:style-name="ce94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0" office:value-type="float" office:value="-0.00000010927847" calcext:value-type="float">
            <text:p>-1.09E-07</text:p>
          </table:table-cell>
          <table:table-cell/>
          <table:table-cell table:formula="of:=[.C5]*[.S$3]+[.D5]*[.S$4]+[.E5]*[.S$5]+[.F5]*[.S$6]+[.G5]*[.S$7]+[.H5]*[.S$8]+[.I5]*[.S$9]+[.J5]*[.S$10]+[.K5]*[.S$11]+[.L5]*[.S$12]+[.M5]*[.S$13]+[.N5]*[.S$14]+[.O5]*[.S$15]+[.P5]*[.S$16]+[.Q5]*[.S$17]+[.R5]*[.S$18]" office:value-type="float" office:value="0.0000000506167616224355" calcext:value-type="float">
            <text:p>5.06167616224355E-08</text:p>
          </table:table-cell>
        </table:table-row>
        <table:table-row table:style-name="ro2">
          <table:table-cell table:number-columns-repeated="2"/>
          <table:table-cell table:style-name="ce85" office:value-type="float" office:value="0" calcext:value-type="float">
            <text:p>0.00E+00</text:p>
          </table:table-cell>
          <table:table-cell table:style-name="ce86" office:value-type="float" office:value="0" calcext:value-type="float">
            <text:p>0.00E+00</text:p>
          </table:table-cell>
          <table:table-cell office:value-type="float" office:value="0.0000000034972021" calcext:value-type="float">
            <text:p>3.50E-09</text:p>
          </table:table-cell>
          <table:table-cell office:value-type="float" office:value="-0.45958332" calcext:value-type="float">
            <text:p>-4.60E-01</text:p>
          </table:table-cell>
          <table:table-cell table:style-name="ce5" office:value-type="float" office:value="0.0000000046851412" calcext:value-type="float">
            <text:p>4.69E-09</text:p>
          </table:table-cell>
          <table:table-cell table:style-name="ce11" office:value-type="float" office:value="0.12625001" calcext:value-type="float">
            <text:p>1.26E-01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85" office:value-type="float" office:value="0" calcext:value-type="float">
            <text:p>0.00E+00</text:p>
          </table:table-cell>
          <table:table-cell table:style-name="ce86" office:value-type="float" office:value="0" calcext:value-type="float">
            <text:p>0.00E+00</text:p>
          </table:table-cell>
          <table:table-cell table:number-columns-repeated="2" table:style-name="ce94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1" office:value-type="float" office:value="3.3333331" calcext:value-type="float">
            <text:p>3.33E+00</text:p>
          </table:table-cell>
          <table:table-cell/>
          <table:table-cell table:formula="of:=[.C6]*[.S$3]+[.D6]*[.S$4]+[.E6]*[.S$5]+[.F6]*[.S$6]+[.G6]*[.S$7]+[.H6]*[.S$8]+[.I6]*[.S$9]+[.J6]*[.S$10]+[.K6]*[.S$11]+[.L6]*[.S$12]+[.M6]*[.S$13]+[.N6]*[.S$14]+[.O6]*[.S$15]+[.P6]*[.S$16]+[.Q6]*[.S$17]+[.R6]*[.S$18]" office:value-type="float" office:value="-1.53194429276389" calcext:value-type="float">
            <text:p>-1.5319442927638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style-name="ce17" office:value-type="float" office:value="0.00000000000078135177" calcext:value-type="float">
            <text:p>7.81E-13</text:p>
          </table:table-cell>
          <table:table-cell table:style-name="ce17" office:value-type="float" office:value="0.0000000023650931" calcext:value-type="float">
            <text:p>2.37E-09</text:p>
          </table:table-cell>
          <table:table-cell table:style-name="ce23" office:value-type="float" office:value="-0.202" calcext:value-type="float">
            <text:p>-2.02E-01</text:p>
          </table:table-cell>
          <table:table-cell table:style-name="ce26" office:value-type="float" office:value="-0.0000000055185476" calcext:value-type="float">
            <text:p>-5.52E-09</text:p>
          </table:table-cell>
          <table:table-cell table:number-columns-repeated="2" table:style-name="ce92" office:value-type="float" office:value="0" calcext:value-type="float">
            <text:p>0.00E+00</text:p>
          </table:table-cell>
          <table:table-cell table:style-name="ce29" office:value-type="float" office:value="0" calcext:value-type="float">
            <text:p>0.00E+00</text:p>
          </table:table-cell>
          <table:table-cell table:style-name="ce31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95" office:value-type="float" office:value="0" calcext:value-type="float">
            <text:p>0.00E+00</text:p>
          </table:table-cell>
          <table:table-cell table:style-name="ce97" office:value-type="float" office:value="0" calcext:value-type="float">
            <text:p>0.00E+00</text:p>
          </table:table-cell>
          <table:table-cell table:style-name="ce92" office:value-type="float" office:value="0" calcext:value-type="float">
            <text:p>0.00E+00</text:p>
          </table:table-cell>
          <table:table-cell table:style-name="ce99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7]*[.S$3]+[.D7]*[.S$4]+[.E7]*[.S$5]+[.F7]*[.S$6]+[.G7]*[.S$7]+[.H7]*[.S$8]+[.I7]*[.S$9]+[.J7]*[.S$10]+[.K7]*[.S$11]+[.L7]*[.S$12]+[.M7]*[.S$13]+[.N7]*[.S$14]+[.O7]*[.S$15]+[.P7]*[.S$16]+[.Q7]*[.S$17]+[.R7]*[.S$18]" office:value-type="float" office:value="0.00000000788364311472623" calcext:value-type="float">
            <text:p>7.88364311472623E-09</text:p>
          </table:table-cell>
        </table:table-row>
        <table:table-row table:style-name="ro2">
          <table:table-cell table:number-columns-repeated="2"/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style-name="ce18" office:value-type="float" office:value="0.0000000046851412" calcext:value-type="float">
            <text:p>4.69E-09</text:p>
          </table:table-cell>
          <table:table-cell table:style-name="ce18" office:value-type="float" office:value="0.12625001" calcext:value-type="float">
            <text:p>1.26E-01</text:p>
          </table:table-cell>
          <table:table-cell table:style-name="ce24" office:value-type="float" office:value="-0.000000010924594" calcext:value-type="float">
            <text:p>-1.09E-08</text:p>
          </table:table-cell>
          <table:table-cell table:style-name="ce27" office:value-type="float" office:value="-0.29458334" calcext:value-type="float">
            <text:p>-2.95E-01</text:p>
          </table:table-cell>
          <table:table-cell table:number-columns-repeated="2" table:style-name="ce93" office:value-type="float" office:value="0" calcext:value-type="float">
            <text:p>0.00E+00</text:p>
          </table:table-cell>
          <table:table-cell table:style-name="ce30" office:value-type="float" office:value="0" calcext:value-type="float">
            <text:p>0.00E+00</text:p>
          </table:table-cell>
          <table:table-cell table:style-name="ce32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96" office:value-type="float" office:value="0" calcext:value-type="float">
            <text:p>0.00E+00</text:p>
          </table:table-cell>
          <table:table-cell table:style-name="ce98" office:value-type="float" office:value="0" calcext:value-type="float">
            <text:p>0.00E+00</text:p>
          </table:table-cell>
          <table:table-cell table:style-name="ce93" office:value-type="float" office:value="0" calcext:value-type="float">
            <text:p>0.00E+00</text:p>
          </table:table-cell>
          <table:table-cell table:style-name="ce100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8]*[.S$3]+[.D8]*[.S$4]+[.E8]*[.S$5]+[.F8]*[.S$6]+[.G8]*[.S$7]+[.H8]*[.S$8]+[.I8]*[.S$9]+[.J8]*[.S$10]+[.K8]*[.S$11]+[.L8]*[.S$12]+[.M8]*[.S$13]+[.N8]*[.S$14]+[.O8]*[.S$15]+[.P8]*[.S$16]+[.Q8]*[.S$17]+[.R8]*[.S$18]" office:value-type="float" office:value="0.42083333720833" calcext:value-type="float">
            <text:p>0.420833337208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20" office:value-type="float" office:value="1" calcext:value-type="float">
            <text:p>1.00E+00</text:p>
          </table:table-cell>
          <table:table-cell table:style-name="ce20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0" office:value-type="float" office:value="0" calcext:value-type="float">
            <text:p>0.00E+00</text:p>
          </table:table-cell>
          <table:table-cell/>
          <table:table-cell table:formula="of:=[.C9]*[.S$3]+[.D9]*[.S$4]+[.E9]*[.S$5]+[.F9]*[.S$6]+[.G9]*[.S$7]+[.H9]*[.S$8]+[.I9]*[.S$9]+[.J9]*[.S$10]+[.K9]*[.S$11]+[.L9]*[.S$12]+[.M9]*[.S$13]+[.N9]*[.S$14]+[.O9]*[.S$15]+[.P9]*[.S$16]+[.Q9]*[.S$17]+[.R9]*[.S$1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20" office:value-type="float" office:value="0" calcext:value-type="float">
            <text:p>0.00E+00</text:p>
          </table:table-cell>
          <table:table-cell table:style-name="ce20" office:value-type="float" office:value="1" calcext:value-type="float">
            <text:p>1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1" office:value-type="float" office:value="0" calcext:value-type="float">
            <text:p>0.00E+00</text:p>
          </table:table-cell>
          <table:table-cell/>
          <table:table-cell table:formula="of:=[.C10]*[.S$3]+[.D10]*[.S$4]+[.E10]*[.S$5]+[.F10]*[.S$6]+[.G10]*[.S$7]+[.H10]*[.S$8]+[.I10]*[.S$9]+[.J10]*[.S$10]+[.K10]*[.S$11]+[.L10]*[.S$12]+[.M10]*[.S$13]+[.N10]*[.S$14]+[.O10]*[.S$15]+[.P10]*[.S$16]+[.Q10]*[.S$17]+[.R10]*[.S$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number-columns-repeated="2" table:style-name="ce87"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3" office:value-type="float" office:value="1" calcext:value-type="float">
            <text:p>1.00E+00</text:p>
          </table:table-cell>
          <table:table-cell table:style-name="ce9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  <table:table-cell table:style-name="ce33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11]*[.S$3]+[.D11]*[.S$4]+[.E11]*[.S$5]+[.F11]*[.S$6]+[.G11]*[.S$7]+[.H11]*[.S$8]+[.I11]*[.S$9]+[.J11]*[.S$10]+[.K11]*[.S$11]+[.L11]*[.S$12]+[.M11]*[.S$13]+[.N11]*[.S$14]+[.O11]*[.S$15]+[.P11]*[.S$16]+[.Q11]*[.S$17]+[.R11]*[.S$1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table:style-name="ce88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4" office:value-type="float" office:value="0" calcext:value-type="float">
            <text:p>0.00E+00</text:p>
          </table:table-cell>
          <table:table-cell table:style-name="ce10" office:value-type="float" office:value="1" calcext:value-type="float">
            <text:p>1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style-name="ce22" office:value-type="float" office:value="0" calcext:value-type="float">
            <text:p>0.00E+00</text:p>
          </table:table-cell>
          <table:table-cell table:style-name="ce34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12]*[.S$3]+[.D12]*[.S$4]+[.E12]*[.S$5]+[.F12]*[.S$6]+[.G12]*[.S$7]+[.H12]*[.S$8]+[.I12]*[.S$9]+[.J12]*[.S$10]+[.K12]*[.S$11]+[.L12]*[.S$12]+[.M12]*[.S$13]+[.N12]*[.S$14]+[.O12]*[.S$15]+[.P12]*[.S$16]+[.Q12]*[.S$17]+[.R12]*[.S$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89" office:value-type="float" office:value="0" calcext:value-type="float">
            <text:p>0.00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20" office:value-type="float" office:value="1" calcext:value-type="float">
            <text:p>1.00E+00</text:p>
          </table:table-cell>
          <table:table-cell table:style-name="ce20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0" office:value-type="float" office:value="0" calcext:value-type="float">
            <text:p>0.00E+00</text:p>
          </table:table-cell>
          <table:table-cell/>
          <table:table-cell table:formula="of:=[.C13]*[.S$3]+[.D13]*[.S$4]+[.E13]*[.S$5]+[.F13]*[.S$6]+[.G13]*[.S$7]+[.H13]*[.S$8]+[.I13]*[.S$9]+[.J13]*[.S$10]+[.K13]*[.S$11]+[.L13]*[.S$12]+[.M13]*[.S$13]+[.N13]*[.S$14]+[.O13]*[.S$15]+[.P13]*[.S$16]+[.Q13]*[.S$17]+[.R13]*[.S$1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89" office:value-type="float" office:value="0" calcext:value-type="float">
            <text:p>0.00E+00</text:p>
          </table:table-cell>
          <table:table-cell table:style-name="ce8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20" office:value-type="float" office:value="0" calcext:value-type="float">
            <text:p>0.00E+00</text:p>
          </table:table-cell>
          <table:table-cell table:style-name="ce20" office:value-type="float" office:value="1" calcext:value-type="float">
            <text:p>1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41" office:value-type="float" office:value="0" calcext:value-type="float">
            <text:p>0.00E+00</text:p>
          </table:table-cell>
          <table:table-cell/>
          <table:table-cell table:formula="of:=[.C14]*[.S$3]+[.D14]*[.S$4]+[.E14]*[.S$5]+[.F14]*[.S$6]+[.G14]*[.S$7]+[.H14]*[.S$8]+[.I14]*[.S$9]+[.J14]*[.S$10]+[.K14]*[.S$11]+[.L14]*[.S$12]+[.M14]*[.S$13]+[.N14]*[.S$14]+[.O14]*[.S$15]+[.P14]*[.S$16]+[.Q14]*[.S$17]+[.R14]*[.S$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29" office:value-type="float" office:value="0" calcext:value-type="float">
            <text:p>0.00E+00</text:p>
          </table:table-cell>
          <table:table-cell table:style-name="ce31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6" office:value-type="float" office:value="0" calcext:value-type="float">
            <text:p>0.00E+00</text:p>
          </table:table-cell>
          <table:table-cell table:style-name="ce12" office:value-type="float" office:value="0" calcext:value-type="float">
            <text:p>0.00E+00</text:p>
          </table:table-cell>
          <table:table-cell table:number-columns-repeated="2" table:style-name="ce21" office:value-type="float" office:value="0" calcext:value-type="float">
            <text:p>0.00E+00</text:p>
          </table:table-cell>
          <table:table-cell table:style-name="ce3" office:value-type="float" office:value="1" calcext:value-type="float">
            <text:p>1.00E+00</text:p>
          </table:table-cell>
          <table:table-cell table:style-name="ce9" office:value-type="float" office:value="0" calcext:value-type="float">
            <text:p>0.00E+00</text:p>
          </table:table-cell>
          <table:table-cell table:style-name="ce21" office:value-type="float" office:value="0" calcext:value-type="float">
            <text:p>0.00E+00</text:p>
          </table:table-cell>
          <table:table-cell table:style-name="ce33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15]*[.S$3]+[.D15]*[.S$4]+[.E15]*[.S$5]+[.F15]*[.S$6]+[.G15]*[.S$7]+[.H15]*[.S$8]+[.I15]*[.S$9]+[.J15]*[.S$10]+[.K15]*[.S$11]+[.L15]*[.S$12]+[.M15]*[.S$13]+[.N15]*[.S$14]+[.O15]*[.S$15]+[.P15]*[.S$16]+[.Q15]*[.S$17]+[.R15]*[.S$1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30" office:value-type="float" office:value="0" calcext:value-type="float">
            <text:p>0.00E+00</text:p>
          </table:table-cell>
          <table:table-cell table:style-name="ce32" office:value-type="float" office:value="0" calcext:value-type="float">
            <text:p>0.00E+00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4" office:value-type="float" office:value="0" calcext:value-type="float">
            <text:p>0.00E+00</text:p>
          </table:table-cell>
          <table:table-cell table:style-name="ce10" office:value-type="float" office:value="1" calcext:value-type="float">
            <text:p>1.00E+00</text:p>
          </table:table-cell>
          <table:table-cell table:style-name="ce22" office:value-type="float" office:value="0" calcext:value-type="float">
            <text:p>0.00E+00</text:p>
          </table:table-cell>
          <table:table-cell table:style-name="ce34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/>
          <table:table-cell table:formula="of:=[.C16]*[.S$3]+[.D16]*[.S$4]+[.E16]*[.S$5]+[.F16]*[.S$6]+[.G16]*[.S$7]+[.H16]*[.S$8]+[.I16]*[.S$9]+[.J16]*[.S$10]+[.K16]*[.S$11]+[.L16]*[.S$12]+[.M16]*[.S$13]+[.N16]*[.S$14]+[.O16]*[.S$15]+[.P16]*[.S$16]+[.Q16]*[.S$17]+[.R16]*[.S$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table:number-columns-repeated="6" office:value-type="float" office:value="0" calcext:value-type="float">
            <text:p>0.00E+00</text:p>
          </table:table-cell>
          <table:table-cell table:number-columns-repeated="2" table:style-name="ce19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20" office:value-type="float" office:value="1" calcext:value-type="float">
            <text:p>1.00E+00</text:p>
          </table:table-cell>
          <table:table-cell table:style-name="ce38" office:value-type="float" office:value="0" calcext:value-type="float">
            <text:p>0.00E+00</text:p>
          </table:table-cell>
          <table:table-cell table:style-name="ce40" office:value-type="float" office:value="0" calcext:value-type="float">
            <text:p>0.00E+00</text:p>
          </table:table-cell>
          <table:table-cell/>
          <table:table-cell table:formula="of:=[.C17]*[.S$3]+[.D17]*[.S$4]+[.E17]*[.S$5]+[.F17]*[.S$6]+[.G17]*[.S$7]+[.H17]*[.S$8]+[.I17]*[.S$9]+[.J17]*[.S$10]+[.K17]*[.S$11]+[.L17]*[.S$12]+[.M17]*[.S$13]+[.N17]*[.S$14]+[.O17]*[.S$15]+[.P17]*[.S$16]+[.Q17]*[.S$17]+[.R17]*[.S$1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30" office:value-type="float" office:value="0" calcext:value-type="float">
            <text:p>0.00E+00</text:p>
          </table:table-cell>
          <table:table-cell table:style-name="ce32" office:value-type="float" office:value="0" calcext:value-type="float">
            <text:p>0.00E+00</text:p>
          </table:table-cell>
          <table:table-cell table:number-columns-repeated="2" table:style-name="ce2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7" office:value-type="float" office:value="0" calcext:value-type="float">
            <text:p>0.00E+00</text:p>
          </table:table-cell>
          <table:table-cell table:style-name="ce13" office:value-type="float" office:value="0" calcext:value-type="float">
            <text:p>0.00E+00</text:p>
          </table:table-cell>
          <table:table-cell table:style-name="ce16" office:value-type="float" office:value="0" calcext:value-type="float">
            <text:p>0.00E+00</text:p>
          </table:table-cell>
          <table:table-cell table:style-name="ce39" office:value-type="float" office:value="1" calcext:value-type="float">
            <text:p>1.00E+00</text:p>
          </table:table-cell>
          <table:table-cell table:style-name="ce41" office:value-type="float" office:value="0" calcext:value-type="float">
            <text:p>0.00E+00</text:p>
          </table:table-cell>
          <table:table-cell/>
          <table:table-cell table:formula="of:=[.C18]*[.S$3]+[.D18]*[.S$4]+[.E18]*[.S$5]+[.F18]*[.S$6]+[.G18]*[.S$7]+[.H18]*[.S$8]+[.I18]*[.S$9]+[.J18]*[.S$10]+[.K18]*[.S$11]+[.L18]*[.S$12]+[.M18]*[.S$13]+[.N18]*[.S$14]+[.O18]*[.S$15]+[.P18]*[.S$16]+[.Q18]*[.S$17]+[.R18]*[.S$18]" office:value-type="float" office:value="0" calcext:value-type="float">
            <text:p>0</text:p>
          </table:table-cell>
        </table:table-row>
      </table:table>
      <table:table table:name="Python Ab" table:style-name="ta1">
        <table:table-column table:style-name="co1" table:number-columns-repeated="2" table:default-cell-style-name="Default"/>
        <table:table-column table:style-name="co2" table:default-cell-style-name="ce106"/>
        <table:table-column table:style-name="co2" table:default-cell-style-name="ce112"/>
        <table:table-column table:style-name="co2" table:number-columns-repeated="2" table:default-cell-style-name="ce118"/>
        <table:table-column table:style-name="co2" table:default-cell-style-name="ce125"/>
        <table:table-column table:style-name="co2" table:default-cell-style-name="ce128"/>
        <table:table-column table:style-name="co2" table:number-columns-repeated="2" table:default-cell-style-name="ce118"/>
        <table:table-column table:style-name="co2" table:default-cell-style-name="ce106"/>
        <table:table-column table:style-name="co2" table:default-cell-style-name="ce112"/>
        <table:table-column table:style-name="co2" table:number-columns-repeated="2" table:default-cell-style-name="ce120"/>
        <table:table-column table:style-name="co2" table:default-cell-style-name="ce106"/>
        <table:table-column table:style-name="co2" table:default-cell-style-name="ce112"/>
        <table:table-column table:style-name="co2" table:default-cell-style-name="ce118"/>
        <table:table-column table:style-name="co2" table:default-cell-style-name="ce130"/>
        <table:table-column table:style-name="co2" table:default-cell-style-name="ce135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nod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odo</text:p>
          </table:table-cell>
          <table:table-cell office:value-type="string" calcext:value-type="string">
            <text:p>coor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/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/>
          <table:table-cell table:style-name="ce101" office:value-type="float" office:value="-0.0833333236" calcext:value-type="float">
            <text:p>-8.33E-02</text:p>
          </table:table-cell>
          <table:table-cell table:style-name="ce107" office:value-type="float" office:value="0.00000000624999936" calcext:value-type="float">
            <text:p>6.25E-09</text:p>
          </table:table-cell>
          <table:table-cell table:style-name="ce113" office:value-type="float" office:value="0.0833333236" calcext:value-type="float">
            <text:p>8.33E-02</text:p>
          </table:table-cell>
          <table:table-cell table:style-name="ce113" office:value-type="float" office:value="-0.00000000624999936" calcext:value-type="float">
            <text:p>-6.25E-09</text:p>
          </table:table-cell>
          <table:table-cell table:style-name="ce104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table:number-columns-repeated="2" table:style-name="ce120" office:value-type="float" office:value="0" calcext:value-type="float">
            <text:p>0.00E+00</text:p>
          </table:table-cell>
          <table:table-cell table:style-name="ce104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04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33" office:value-type="float" office:value="0.0000000833333234" calcext:value-type="float">
            <text:p>8.33E-08</text:p>
          </table:table-cell>
          <table:table-cell/>
          <table:table-cell table:formula="of:=[.C3]*[.S$3]+[.D3]*[.S$4]+[.E3]*[.S$5]+[.F3]*[.S$6]+[.G3]*[.S$7]+[.H3]*[.S$8]+[.I3]*[.S$9]+[.J3]*[.S$10]+[.K3]*[.S$11]+[.L3]*[.S$12]+[.M3]*[.S$13]+[.N3]*[.S$14]+[.O3]*[.S$15]+[.P3]*[.S$16]+[.Q3]*[.S$17]+[.R3]*[.S$18]" office:value-type="float" office:value="-0.0000000555555452194449" calcext:value-type="float">
            <text:p>-5.55555452194449E-08</text:p>
          </table:table-cell>
        </table:table-row>
        <table:table-row table:style-name="ro4">
          <table:table-cell table:number-columns-repeated="2"/>
          <table:table-cell table:style-name="ce102" office:value-type="float" office:value="0.00000000625499652" calcext:value-type="float">
            <text:p>6.25E-09</text:p>
          </table:table-cell>
          <table:table-cell table:style-name="ce108" office:value-type="float" office:value="-0.333333311" calcext:value-type="float">
            <text:p>-3.33E-01</text:p>
          </table:table-cell>
          <table:table-cell table:style-name="ce114" office:value-type="float" office:value="-0.00000000625499652" calcext:value-type="float">
            <text:p>-6.25E-09</text:p>
          </table:table-cell>
          <table:table-cell table:style-name="ce114" office:value-type="float" office:value="0.333333311" calcext:value-type="float">
            <text:p>3.33E-01</text:p>
          </table:table-cell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number-columns-repeated="2" table:style-name="ce121" office:value-type="float" office:value="0" calcext:value-type="float">
            <text:p>0.00E+00</text:p>
          </table:table-cell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number-columns-repeated="2" table:style-name="ce121" office:value-type="float" office:value="0" calcext:value-type="float">
            <text:p>0.00E+00</text:p>
          </table:table-cell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style-name="ce121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style-name="ce134" office:value-type="float" office:value="-3.33333311" calcext:value-type="float">
            <text:p>-3.33E+00</text:p>
          </table:table-cell>
          <table:table-cell/>
          <table:table-cell table:formula="of:=[.C4]*[.S$3]+[.D4]*[.S$4]+[.E4]*[.S$5]+[.F4]*[.S$6]+[.G4]*[.S$7]+[.H4]*[.S$8]+[.I4]*[.S$9]+[.J4]*[.S$10]+[.K4]*[.S$11]+[.L4]*[.S$12]+[.M4]*[.S$13]+[.N4]*[.S$14]+[.O4]*[.S$15]+[.P4]*[.S$16]+[.Q4]*[.S$17]+[.R4]*[.S$18]" office:value-type="float" office:value="2.22222192444446" calcext:value-type="float">
            <text:p>2.222221924444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03" office:value-type="float" office:value="0.0833333236" calcext:value-type="float">
            <text:p>8.33E-02</text:p>
          </table:table-cell>
          <table:table-cell table:style-name="ce109" office:value-type="float" office:value="-0.00000000624999936" calcext:value-type="float">
            <text:p>-6.25E-09</text:p>
          </table:table-cell>
          <table:table-cell table:style-name="ce115" office:value-type="float" office:value="-0.285333324" calcext:value-type="float">
            <text:p>-2.85E-01</text:p>
          </table:table-cell>
          <table:table-cell table:style-name="ce115" office:value-type="float" office:value="0.00000000624999936" calcext:value-type="float">
            <text:p>6.25E-09</text:p>
          </table:table-cell>
          <table:table-cell table:style-name="ce103" office:value-type="float" office:value="0.000000000000781264001" calcext:value-type="float">
            <text:p>7.81E-13</text:p>
          </table:table-cell>
          <table:table-cell table:style-name="ce109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03" office:value-type="float" office:value="0.101000002" calcext:value-type="float">
            <text:p>1.01E-01</text:p>
          </table:table-cell>
          <table:table-cell table:style-name="ce109" office:value-type="float" office:value="0.00000000800470801" calcext:value-type="float">
            <text:p>8.00E-09</text:p>
          </table:table-cell>
          <table:table-cell table:style-name="ce115" office:value-type="float" office:value="0.100999998" calcext:value-type="float">
            <text:p>1.01E-01</text:p>
          </table:table-cell>
          <table:table-cell table:style-name="ce115" office:value-type="float" office:value="-0.00000000800470801" calcext:value-type="float">
            <text:p>-8.00E-09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133" office:value-type="float" office:value="-0.0000000833333234" calcext:value-type="float">
            <text:p>-8.33E-08</text:p>
          </table:table-cell>
          <table:table-cell/>
          <table:table-cell table:formula="of:=[.C5]*[.S$3]+[.D5]*[.S$4]+[.E5]*[.S$5]+[.F5]*[.S$6]+[.G5]*[.S$7]+[.H5]*[.S$8]+[.I5]*[.S$9]+[.J5]*[.S$10]+[.K5]*[.S$11]+[.L5]*[.S$12]+[.M5]*[.S$13]+[.N5]*[.S$14]+[.O5]*[.S$15]+[.P5]*[.S$16]+[.Q5]*[.S$17]+[.R5]*[.S$18]" office:value-type="float" office:value="0.0000000723888765795782" calcext:value-type="float">
            <text:p>7.23888765795782E-08</text:p>
          </table:table-cell>
        </table:table-row>
        <table:table-row table:style-name="ro4">
          <table:table-cell table:number-columns-repeated="2"/>
          <table:table-cell table:style-name="ce103" office:value-type="float" office:value="-0.00000000625499652" calcext:value-type="float">
            <text:p>-6.25E-09</text:p>
          </table:table-cell>
          <table:table-cell table:style-name="ce109" office:value-type="float" office:value="0.333333311" calcext:value-type="float">
            <text:p>3.33E-01</text:p>
          </table:table-cell>
          <table:table-cell table:style-name="ce115" office:value-type="float" office:value="0.0000000062549962" calcext:value-type="float">
            <text:p>6.25E-09</text:p>
          </table:table-cell>
          <table:table-cell table:style-name="ce115" office:value-type="float" office:value="-0.459583321" calcext:value-type="float">
            <text:p>-4.60E-01</text:p>
          </table:table-cell>
          <table:table-cell table:style-name="ce103" office:value-type="float" office:value="0" calcext:value-type="float">
            <text:p>0.00E+00</text:p>
          </table:table-cell>
          <table:table-cell table:style-name="ce109" office:value-type="float" office:value="0.126250009" calcext:value-type="float">
            <text:p>1.26E-01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03" office:value-type="float" office:value="0.00000000403999224" calcext:value-type="float">
            <text:p>4.04E-09</text:p>
          </table:table-cell>
          <table:table-cell table:style-name="ce109" office:value-type="float" office:value="0.000000000000400466779" calcext:value-type="float">
            <text:p>4.00E-13</text:p>
          </table:table-cell>
          <table:table-cell table:style-name="ce115" office:value-type="float" office:value="-0.00000000403999192" calcext:value-type="float">
            <text:p>-4.04E-09</text:p>
          </table:table-cell>
          <table:table-cell table:style-name="ce115" office:value-type="float" office:value="0.000000000000400466763" calcext:value-type="float">
            <text:p>4.00E-13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134" office:value-type="float" office:value="3.33333311" calcext:value-type="float">
            <text:p>3.33E+00</text:p>
          </table:table-cell>
          <table:table-cell/>
          <table:table-cell table:formula="of:=[.C6]*[.S$3]+[.D6]*[.S$4]+[.E6]*[.S$5]+[.F6]*[.S$6]+[.G6]*[.S$7]+[.H6]*[.S$8]+[.I6]*[.S$9]+[.J6]*[.S$10]+[.K6]*[.S$11]+[.L6]*[.S$12]+[.M6]*[.S$13]+[.N6]*[.S$14]+[.O6]*[.S$15]+[.P6]*[.S$16]+[.Q6]*[.S$17]+[.R6]*[.S$18]" office:value-type="float" office:value="-2.64305526291529" calcext:value-type="float">
            <text:p>-2.64305526291529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table:style-name="ce104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6" office:value-type="float" office:value="0.000000000000781264001" calcext:value-type="float">
            <text:p>7.81E-13</text:p>
          </table:table-cell>
          <table:table-cell table:style-name="ce116" office:value-type="float" office:value="0" calcext:value-type="float">
            <text:p>0.00E+00</text:p>
          </table:table-cell>
          <table:table-cell table:style-name="ce123" office:value-type="float" office:value="-0.202" calcext:value-type="float">
            <text:p>-2.02E-01</text:p>
          </table:table-cell>
          <table:table-cell table:style-name="ce126" office:value-type="float" office:value="-0.00000000561109239" calcext:value-type="float">
            <text:p>-5.61E-09</text:p>
          </table:table-cell>
          <table:table-cell table:style-name="ce116" office:value-type="float" office:value="0.00000000000185240742" calcext:value-type="float">
            <text:p>1.85E-12</text:p>
          </table:table-cell>
          <table:table-cell table:style-name="ce116" office:value-type="float" office:value="0.00000000561109239" calcext:value-type="float">
            <text:p>5.61E-09</text:p>
          </table:table-cell>
          <table:table-cell table:style-name="ce123" office:value-type="float" office:value="0" calcext:value-type="float">
            <text:p>0.00E+00</text:p>
          </table:table-cell>
          <table:table-cell table:style-name="ce126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23" office:value-type="float" office:value="0.101000002" calcext:value-type="float">
            <text:p>1.01E-01</text:p>
          </table:table-cell>
          <table:table-cell table:style-name="ce126" office:value-type="float" office:value="-0.00000000399680289" calcext:value-type="float">
            <text:p>-4.00E-09</text:p>
          </table:table-cell>
          <table:table-cell table:style-name="ce116" office:value-type="float" office:value="0.100999998" calcext:value-type="float">
            <text:p>1.01E-01</text:p>
          </table:table-cell>
          <table:table-cell table:style-name="ce126" office:value-type="float" office:value="0.00000000399680289" calcext:value-type="float">
            <text:p>4.00E-09</text:p>
          </table:table-cell>
          <table:table-cell office:value-type="float" office:value="-1.48029731E-022" calcext:value-type="float">
            <text:p>-1.48E-22</text:p>
          </table:table-cell>
          <table:table-cell/>
          <table:table-cell table:formula="of:=[.C7]*[.S$3]+[.D7]*[.S$4]+[.E7]*[.S$5]+[.F7]*[.S$6]+[.G7]*[.S$7]+[.H7]*[.S$8]+[.I7]*[.S$9]+[.J7]*[.S$10]+[.K7]*[.S$11]+[.L7]*[.S$12]+[.M7]*[.S$13]+[.N7]*[.S$14]+[.O7]*[.S$15]+[.P7]*[.S$16]+[.Q7]*[.S$17]+[.R7]*[.S$18]" office:value-type="float" office:value="-6.50469280503471E-020" calcext:value-type="float">
            <text:p>-6.50469280503471E-20</text:p>
          </table:table-cell>
        </table:table-row>
        <table:table-row table:style-name="ro4">
          <table:table-cell table:number-columns-repeated="2"/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style-name="ce117" office:value-type="float" office:value="0" calcext:value-type="float">
            <text:p>0.00E+00</text:p>
          </table:table-cell>
          <table:table-cell table:style-name="ce117" office:value-type="float" office:value="0.126250009" calcext:value-type="float">
            <text:p>1.26E-01</text:p>
          </table:table-cell>
          <table:table-cell table:style-name="ce124" office:value-type="float" office:value="-0.0000000111133323" calcext:value-type="float">
            <text:p>-1.11E-08</text:p>
          </table:table-cell>
          <table:table-cell table:style-name="ce127" office:value-type="float" office:value="-0.294583337" calcext:value-type="float">
            <text:p>-2.95E-01</text:p>
          </table:table-cell>
          <table:table-cell table:style-name="ce117" office:value-type="float" office:value="0.0000000111133325" calcext:value-type="float">
            <text:p>1.11E-08</text:p>
          </table:table-cell>
          <table:table-cell table:style-name="ce117" office:value-type="float" office:value="0.168333328" calcext:value-type="float">
            <text:p>1.68E-01</text:p>
          </table:table-cell>
          <table:table-cell table:style-name="ce124" office:value-type="float" office:value="0" calcext:value-type="float">
            <text:p>0.00E+00</text:p>
          </table:table-cell>
          <table:table-cell table:style-name="ce127" office:value-type="float" office:value="0" calcext:value-type="float">
            <text:p>0.00E+00</text:p>
          </table:table-cell>
          <table:table-cell table:number-columns-repeated="2" table:style-name="ce121" office:value-type="float" office:value="0" calcext:value-type="float">
            <text:p>0.00E+00</text:p>
          </table:table-cell>
          <table:table-cell table:style-name="ce124" office:value-type="float" office:value="-0.00000000201999612" calcext:value-type="float">
            <text:p>-2.02E-09</text:p>
          </table:table-cell>
          <table:table-cell table:style-name="ce127" office:value-type="float" office:value="0.000000000000400115504" calcext:value-type="float">
            <text:p>4.00E-13</text:p>
          </table:table-cell>
          <table:table-cell table:style-name="ce117" office:value-type="float" office:value="0.00000000201999595" calcext:value-type="float">
            <text:p>2.02E-09</text:p>
          </table:table-cell>
          <table:table-cell table:style-name="ce127" office:value-type="float" office:value="0.000000000000400115488" calcext:value-type="float">
            <text:p>4.00E-13</text:p>
          </table:table-cell>
          <table:table-cell office:value-type="float" office:value="-2.22044614E-015" calcext:value-type="float">
            <text:p>-2.22E-15</text:p>
          </table:table-cell>
          <table:table-cell/>
          <table:table-cell table:formula="of:=[.C8]*[.S$3]+[.D8]*[.S$4]+[.E8]*[.S$5]+[.F8]*[.S$6]+[.G8]*[.S$7]+[.H8]*[.S$8]+[.I8]*[.S$9]+[.J8]*[.S$10]+[.K8]*[.S$11]+[.L8]*[.S$12]+[.M8]*[.S$13]+[.N8]*[.S$14]+[.O8]*[.S$15]+[.P8]*[.S$16]+[.Q8]*[.S$17]+[.R8]*[.S$18]" office:value-type="float" office:value="0.420833335137499" calcext:value-type="float">
            <text:p>0.420833335137499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0" calcext:value-type="float">
            <text:p>0.00E+00</text:p>
          </table:table-cell>
          <table:table-cell office:value-type="float" office:value="0.00000000000185240742" calcext:value-type="float">
            <text:p>1.85E-12</text:p>
          </table:table-cell>
          <table:table-cell office:value-type="float" office:value="0.00000000561109239" calcext:value-type="float">
            <text:p>5.61E-09</text:p>
          </table:table-cell>
          <table:table-cell table:style-name="ce119" office:value-type="float" office:value="-0.00000000000185240742" calcext:value-type="float">
            <text:p>-1.85E-12</text:p>
          </table:table-cell>
          <table:table-cell table:style-name="ce119" office:value-type="float" office:value="-0.00000000561109239" calcext:value-type="float">
            <text:p>-5.61E-09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18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133" office:value-type="float" office:value="1.48029731E-022" calcext:value-type="float">
            <text:p>1.48E-22</text:p>
          </table:table-cell>
          <table:table-cell/>
          <table:table-cell table:formula="of:=[.C9]*[.S$3]+[.D9]*[.S$4]+[.E9]*[.S$5]+[.F9]*[.S$6]+[.G9]*[.S$7]+[.H9]*[.S$8]+[.I9]*[.S$9]+[.J9]*[.S$10]+[.K9]*[.S$11]+[.L9]*[.S$12]+[.M9]*[.S$13]+[.N9]*[.S$14]+[.O9]*[.S$15]+[.P9]*[.S$16]+[.Q9]*[.S$17]+[.R9]*[.S$18]" office:value-type="float" office:value="-3.73773843062284E-023" calcext:value-type="float">
            <text:p>-3.73773843062284E-23</text:p>
          </table:table-cell>
        </table:table-row>
        <table:table-row table:style-name="ro4">
          <table:table-cell table:number-columns-repeated="2"/>
          <table:table-cell table:number-columns-repeated="4" office:value-type="float" office:value="0" calcext:value-type="float">
            <text:p>0.00E+00</text:p>
          </table:table-cell>
          <table:table-cell office:value-type="float" office:value="0.0000000111133325" calcext:value-type="float">
            <text:p>1.11E-08</text:p>
          </table:table-cell>
          <table:table-cell office:value-type="float" office:value="0.168333328" calcext:value-type="float">
            <text:p>1.68E-01</text:p>
          </table:table-cell>
          <table:table-cell table:style-name="ce119" office:value-type="float" office:value="-0.0000000111133325" calcext:value-type="float">
            <text:p>-1.11E-08</text:p>
          </table:table-cell>
          <table:table-cell table:style-name="ce119" office:value-type="float" office:value="-0.168333328" calcext:value-type="float">
            <text:p>-1.68E-01</text:p>
          </table:table-cell>
          <table:table-cell table:number-columns-repeated="2" office:value-type="float" office:value="0" calcext:value-type="float">
            <text:p>0.00E+00</text:p>
          </table:table-cell>
          <table:table-cell table:number-columns-repeated="2" table:style-name="ce118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134" office:value-type="float" office:value="4.4408921E-015" calcext:value-type="float">
            <text:p>4.44E-15</text:p>
          </table:table-cell>
          <table:table-cell/>
          <table:table-cell table:formula="of:=[.C10]*[.S$3]+[.D10]*[.S$4]+[.E10]*[.S$5]+[.F10]*[.S$6]+[.G10]*[.S$7]+[.H10]*[.S$8]+[.I10]*[.S$9]+[.J10]*[.S$10]+[.K10]*[.S$11]+[.L10]*[.S$12]+[.M10]*[.S$13]+[.N10]*[.S$14]+[.O10]*[.S$15]+[.P10]*[.S$16]+[.Q10]*[.S$17]+[.R10]*[.S$18]" office:value-type="float" office:value="-1.12132523487287E-015" calcext:value-type="float">
            <text:p>-1.12132523487287E-15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table:style-name="ce104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13" office:value-type="float" office:value="0.101000002" calcext:value-type="float">
            <text:p>1.01E-01</text:p>
          </table:table-cell>
          <table:table-cell table:style-name="ce113" office:value-type="float" office:value="0.00000000800470801" calcext:value-type="float">
            <text:p>8.00E-09</text:p>
          </table:table-cell>
          <table:table-cell table:style-name="ce104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table:number-columns-repeated="2" table:style-name="ce120" office:value-type="float" office:value="0" calcext:value-type="float">
            <text:p>0.00E+00</text:p>
          </table:table-cell>
          <table:table-cell table:style-name="ce101" office:value-type="float" office:value="-0.101000002" calcext:value-type="float">
            <text:p>-1.01E-01</text:p>
          </table:table-cell>
          <table:table-cell table:style-name="ce107" office:value-type="float" office:value="-0.00000000800470801" calcext:value-type="float">
            <text:p>-8.00E-09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04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office:value-type="float" office:value="-8.8817842E-015" calcext:value-type="float">
            <text:p>-8.88E-15</text:p>
          </table:table-cell>
          <table:table-cell/>
          <table:table-cell table:formula="of:=[.C11]*[.S$3]+[.D11]*[.S$4]+[.E11]*[.S$5]+[.F11]*[.S$6]+[.G11]*[.S$7]+[.H11]*[.S$8]+[.I11]*[.S$9]+[.J11]*[.S$10]+[.K11]*[.S$11]+[.L11]*[.S$12]+[.M11]*[.S$13]+[.N11]*[.S$14]+[.O11]*[.S$15]+[.P11]*[.S$16]+[.Q11]*[.S$17]+[.R11]*[.S$18]" office:value-type="float" office:value="0.0000000182656933126088" calcext:value-type="float">
            <text:p>1.82656933126088E-08</text:p>
          </table:table-cell>
        </table:table-row>
        <table:table-row table:style-name="ro4">
          <table:table-cell table:number-columns-repeated="2"/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style-name="ce114" office:value-type="float" office:value="0.00000000403999224" calcext:value-type="float">
            <text:p>4.04E-09</text:p>
          </table:table-cell>
          <table:table-cell table:style-name="ce114" office:value-type="float" office:value="0.000000000000400466779" calcext:value-type="float">
            <text:p>4.00E-13</text:p>
          </table:table-cell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number-columns-repeated="2" table:style-name="ce121" office:value-type="float" office:value="0" calcext:value-type="float">
            <text:p>0.00E+00</text:p>
          </table:table-cell>
          <table:table-cell table:style-name="ce102" office:value-type="float" office:value="-0.00000000403999224" calcext:value-type="float">
            <text:p>-4.04E-09</text:p>
          </table:table-cell>
          <table:table-cell table:style-name="ce108" office:value-type="float" office:value="-0.000000000000400466779" calcext:value-type="float">
            <text:p>-4.00E-13</text:p>
          </table:table-cell>
          <table:table-cell table:number-columns-repeated="2" table:style-name="ce121" office:value-type="float" office:value="0" calcext:value-type="float">
            <text:p>0.00E+00</text:p>
          </table:table-cell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style-name="ce121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office:value-type="float" office:value="-3.55271375E-022" calcext:value-type="float">
            <text:p>-3.55E-22</text:p>
          </table:table-cell>
          <table:table-cell/>
          <table:table-cell table:formula="of:=[.C12]*[.S$3]+[.D12]*[.S$4]+[.E12]*[.S$5]+[.F12]*[.S$6]+[.G12]*[.S$7]+[.H12]*[.S$8]+[.I12]*[.S$9]+[.J12]*[.S$10]+[.K12]*[.S$11]+[.L12]*[.S$12]+[.M12]*[.S$13]+[.N12]*[.S$14]+[.O12]*[.S$15]+[.P12]*[.S$16]+[.Q12]*[.S$17]+[.R12]*[.S$18]" office:value-type="float" office:value="0.00000000000133455250795177" calcext:value-type="float">
            <text:p>1.33455250795177E-12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" calcext:value-type="float">
            <text:p>0.00E+00</text:p>
          </table:table-cell>
          <table:table-cell table:style-name="ce119" office:value-type="float" office:value="0.100999998" calcext:value-type="float">
            <text:p>1.01E-01</text:p>
          </table:table-cell>
          <table:table-cell table:style-name="ce119" office:value-type="float" office:value="-0.00000000800470801" calcext:value-type="float">
            <text:p>-8.00E-09</text:p>
          </table:table-cell>
          <table:table-cell table:style-name="ce106" office:value-type="float" office:value="0" calcext:value-type="float">
            <text:p>0.00E+00</text:p>
          </table:table-cell>
          <table:table-cell table:style-name="ce112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119" office:value-type="float" office:value="-0.100999998" calcext:value-type="float">
            <text:p>-1.01E-01</text:p>
          </table:table-cell>
          <table:table-cell table:style-name="ce119" office:value-type="float" office:value="0.00000000800470801" calcext:value-type="float">
            <text:p>8.00E-09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133" office:value-type="float" office:value="8.8817842E-015" calcext:value-type="float">
            <text:p>8.88E-15</text:p>
          </table:table-cell>
          <table:table-cell/>
          <table:table-cell table:formula="of:=[.C13]*[.S$3]+[.D13]*[.S$4]+[.E13]*[.S$5]+[.F13]*[.S$6]+[.G13]*[.S$7]+[.H13]*[.S$8]+[.I13]*[.S$9]+[.J13]*[.S$10]+[.K13]*[.S$11]+[.L13]*[.S$12]+[.M13]*[.S$13]+[.N13]*[.S$14]+[.O13]*[.S$15]+[.P13]*[.S$16]+[.Q13]*[.S$17]+[.R13]*[.S$18]" office:value-type="float" office:value="-0.0000000350990246394087" calcext:value-type="float">
            <text:p>-3.50990246394087E-08</text:p>
          </table:table-cell>
        </table:table-row>
        <table:table-row table:style-name="ro4">
          <table:table-cell table:number-columns-repeated="2"/>
          <table:table-cell table:number-columns-repeated="2" office:value-type="float" office:value="0" calcext:value-type="float">
            <text:p>0.00E+00</text:p>
          </table:table-cell>
          <table:table-cell table:style-name="ce119" office:value-type="float" office:value="-0.00000000403999192" calcext:value-type="float">
            <text:p>-4.04E-09</text:p>
          </table:table-cell>
          <table:table-cell table:style-name="ce119" office:value-type="float" office:value="0.000000000000400466763" calcext:value-type="float">
            <text:p>4.00E-13</text:p>
          </table:table-cell>
          <table:table-cell table:style-name="ce106" office:value-type="float" office:value="0" calcext:value-type="float">
            <text:p>0.00E+00</text:p>
          </table:table-cell>
          <table:table-cell table:style-name="ce112" office:value-type="float" office:value="0" calcext:value-type="float">
            <text:p>0.00E+00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119" office:value-type="float" office:value="0.00000000403999192" calcext:value-type="float">
            <text:p>4.04E-09</text:p>
          </table:table-cell>
          <table:table-cell table:style-name="ce119" office:value-type="float" office:value="-0.000000000000400466763" calcext:value-type="float">
            <text:p>-4.00E-13</text:p>
          </table:table-cell>
          <table:table-cell table:number-columns-repeated="4" office:value-type="float" office:value="0" calcext:value-type="float">
            <text:p>0.00E+00</text:p>
          </table:table-cell>
          <table:table-cell table:style-name="ce134" office:value-type="float" office:value="-3.55271361E-022" calcext:value-type="float">
            <text:p>-3.55E-22</text:p>
          </table:table-cell>
          <table:table-cell/>
          <table:table-cell table:formula="of:=[.C14]*[.S$3]+[.D14]*[.S$4]+[.E14]*[.S$5]+[.F14]*[.S$6]+[.G14]*[.S$7]+[.H14]*[.S$8]+[.I14]*[.S$9]+[.J14]*[.S$10]+[.K14]*[.S$11]+[.L14]*[.S$12]+[.M14]*[.S$13]+[.N14]*[.S$14]+[.O14]*[.S$15]+[.P14]*[.S$16]+[.Q14]*[.S$17]+[.R14]*[.S$18]" office:value-type="float" office:value="0.00000000000133522578655151" calcext:value-type="float">
            <text:p>1.33522578655151E-12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table:style-name="ce104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table:number-columns-repeated="2" table:style-name="ce120" office:value-type="float" office:value="0" calcext:value-type="float">
            <text:p>0.00E+00</text:p>
          </table:table-cell>
          <table:table-cell table:style-name="ce101" office:value-type="float" office:value="0.101000002" calcext:value-type="float">
            <text:p>1.01E-01</text:p>
          </table:table-cell>
          <table:table-cell table:style-name="ce107" office:value-type="float" office:value="-0.00000000399680289" calcext:value-type="float">
            <text:p>-4.00E-09</text:p>
          </table:table-cell>
          <table:table-cell table:number-columns-repeated="2" table:style-name="ce120" office:value-type="float" office:value="0" calcext:value-type="float">
            <text:p>0.00E+00</text:p>
          </table:table-cell>
          <table:table-cell table:style-name="ce104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01" office:value-type="float" office:value="-0.101000002" calcext:value-type="float">
            <text:p>-1.01E-01</text:p>
          </table:table-cell>
          <table:table-cell table:style-name="ce107" office:value-type="float" office:value="0.00000000399680289" calcext:value-type="float">
            <text:p>4.00E-09</text:p>
          </table:table-cell>
          <table:table-cell table:style-name="ce120" office:value-type="float" office:value="0" calcext:value-type="float">
            <text:p>0.00E+00</text:p>
          </table:table-cell>
          <table:table-cell table:style-name="ce110" office:value-type="float" office:value="0" calcext:value-type="float">
            <text:p>0.00E+00</text:p>
          </table:table-cell>
          <table:table-cell office:value-type="float" office:value="-2.22044605E-015" calcext:value-type="float">
            <text:p>-2.22E-15</text:p>
          </table:table-cell>
          <table:table-cell/>
          <table:table-cell table:formula="of:=[.C15]*[.S$3]+[.D15]*[.S$4]+[.E15]*[.S$5]+[.F15]*[.S$6]+[.G15]*[.S$7]+[.H15]*[.S$8]+[.I15]*[.S$9]+[.J15]*[.S$10]+[.K15]*[.S$11]+[.L15]*[.S$12]+[.M15]*[.S$13]+[.N15]*[.S$14]+[.O15]*[.S$15]+[.P15]*[.S$16]+[.Q15]*[.S$17]+[.R15]*[.S$18]" office:value-type="float" office:value="2.24265049414575E-016" calcext:value-type="float">
            <text:p>2.24265049414575E-16</text:p>
          </table:table-cell>
        </table:table-row>
        <table:table-row table:style-name="ro4">
          <table:table-cell table:number-columns-repeated="2"/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number-columns-repeated="2" table:style-name="ce121" office:value-type="float" office:value="0" calcext:value-type="float">
            <text:p>0.00E+00</text:p>
          </table:table-cell>
          <table:table-cell table:style-name="ce102" office:value-type="float" office:value="-0.00000000201999612" calcext:value-type="float">
            <text:p>-2.02E-09</text:p>
          </table:table-cell>
          <table:table-cell table:style-name="ce108" office:value-type="float" office:value="0.000000000000400115504" calcext:value-type="float">
            <text:p>4.00E-13</text:p>
          </table:table-cell>
          <table:table-cell table:number-columns-repeated="2" table:style-name="ce121" office:value-type="float" office:value="0" calcext:value-type="float">
            <text:p>0.00E+00</text:p>
          </table:table-cell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number-columns-repeated="2" table:style-name="ce121" office:value-type="float" office:value="0" calcext:value-type="float">
            <text:p>0.00E+00</text:p>
          </table:table-cell>
          <table:table-cell table:style-name="ce102" office:value-type="float" office:value="0.00000000201999612" calcext:value-type="float">
            <text:p>2.02E-09</text:p>
          </table:table-cell>
          <table:table-cell table:style-name="ce108" office:value-type="float" office:value="-0.000000000000400115504" calcext:value-type="float">
            <text:p>-4.00E-13</text:p>
          </table:table-cell>
          <table:table-cell table:style-name="ce121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office:value-type="float" office:value="4.44089218E-023" calcext:value-type="float">
            <text:p>4.44E-23</text:p>
          </table:table-cell>
          <table:table-cell/>
          <table:table-cell table:formula="of:=[.C16]*[.S$3]+[.D16]*[.S$4]+[.E16]*[.S$5]+[.F16]*[.S$6]+[.G16]*[.S$7]+[.H16]*[.S$8]+[.I16]*[.S$9]+[.J16]*[.S$10]+[.K16]*[.S$11]+[.L16]*[.S$12]+[.M16]*[.S$13]+[.N16]*[.S$14]+[.O16]*[.S$15]+[.P16]*[.S$16]+[.Q16]*[.S$17]+[.R16]*[.S$18]" office:value-type="float" office:value="-4.48618054159403E-024" calcext:value-type="float">
            <text:p>-4.48618054159403E-24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table:number-columns-repeated="4" office:value-type="float" office:value="0" calcext:value-type="float">
            <text:p>0.00E+00</text:p>
          </table:table-cell>
          <table:table-cell office:value-type="float" office:value="0.100999998" calcext:value-type="float">
            <text:p>1.01E-01</text:p>
          </table:table-cell>
          <table:table-cell office:value-type="float" office:value="0.00000000399680289" calcext:value-type="float">
            <text:p>4.00E-09</text:p>
          </table:table-cell>
          <table:table-cell table:number-columns-repeated="4" office:value-type="float" office:value="0" calcext:value-type="float">
            <text:p>0.00E+00</text:p>
          </table:table-cell>
          <table:table-cell table:number-columns-repeated="2" table:style-name="ce118" office:value-type="float" office:value="0" calcext:value-type="float">
            <text:p>0.00E+00</text:p>
          </table:table-cell>
          <table:table-cell table:number-columns-repeated="2" office:value-type="float" office:value="0" calcext:value-type="float">
            <text:p>0.00E+00</text:p>
          </table:table-cell>
          <table:table-cell table:style-name="ce119" office:value-type="float" office:value="-0.100999998" calcext:value-type="float">
            <text:p>-1.01E-01</text:p>
          </table:table-cell>
          <table:table-cell table:style-name="ce131" office:value-type="float" office:value="-0.00000000399680289" calcext:value-type="float">
            <text:p>-4.00E-09</text:p>
          </table:table-cell>
          <table:table-cell table:style-name="ce133" office:value-type="float" office:value="2.22044605E-015" calcext:value-type="float">
            <text:p>2.22E-15</text:p>
          </table:table-cell>
          <table:table-cell/>
          <table:table-cell table:formula="of:=[.C17]*[.S$3]+[.D17]*[.S$4]+[.E17]*[.S$5]+[.F17]*[.S$6]+[.G17]*[.S$7]+[.H17]*[.S$8]+[.I17]*[.S$9]+[.J17]*[.S$10]+[.K17]*[.S$11]+[.L17]*[.S$12]+[.M17]*[.S$13]+[.N17]*[.S$14]+[.O17]*[.S$15]+[.P17]*[.S$16]+[.Q17]*[.S$17]+[.R17]*[.S$18]" office:value-type="float" office:value="-2.24265070434796E-016" calcext:value-type="float">
            <text:p>-2.24265070434796E-16</text:p>
          </table:table-cell>
        </table:table-row>
        <table:table-row table:style-name="ro4">
          <table:table-cell table:number-columns-repeated="2"/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number-columns-repeated="2" table:style-name="ce122" office:value-type="float" office:value="0" calcext:value-type="float">
            <text:p>0.00E+00</text:p>
          </table:table-cell>
          <table:table-cell table:style-name="ce102" office:value-type="float" office:value="0.00000000201999595" calcext:value-type="float">
            <text:p>2.02E-09</text:p>
          </table:table-cell>
          <table:table-cell table:style-name="ce108" office:value-type="float" office:value="0.000000000000400115488" calcext:value-type="float">
            <text:p>4.00E-13</text:p>
          </table:table-cell>
          <table:table-cell table:number-columns-repeated="2" table:style-name="ce122" office:value-type="float" office:value="0" calcext:value-type="float">
            <text:p>0.00E+00</text:p>
          </table:table-cell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number-columns-repeated="2" table:style-name="ce122" office:value-type="float" office:value="0" calcext:value-type="float">
            <text:p>0.00E+00</text:p>
          </table:table-cell>
          <table:table-cell table:style-name="ce105" office:value-type="float" office:value="0" calcext:value-type="float">
            <text:p>0.00E+00</text:p>
          </table:table-cell>
          <table:table-cell table:style-name="ce111" office:value-type="float" office:value="0" calcext:value-type="float">
            <text:p>0.00E+00</text:p>
          </table:table-cell>
          <table:table-cell table:style-name="ce129" office:value-type="float" office:value="-0.00000000201999595" calcext:value-type="float">
            <text:p>-2.02E-09</text:p>
          </table:table-cell>
          <table:table-cell table:style-name="ce132" office:value-type="float" office:value="-0.000000000000400115488" calcext:value-type="float">
            <text:p>-4.00E-13</text:p>
          </table:table-cell>
          <table:table-cell table:style-name="ce134" office:value-type="float" office:value="4.440892E-023" calcext:value-type="float">
            <text:p>4.44E-23</text:p>
          </table:table-cell>
          <table:table-cell/>
          <table:table-cell table:formula="of:=[.C18]*[.S$3]+[.D18]*[.S$4]+[.E18]*[.S$5]+[.F18]*[.S$6]+[.G18]*[.S$7]+[.H18]*[.S$8]+[.I18]*[.S$9]+[.J18]*[.S$10]+[.K18]*[.S$11]+[.L18]*[.S$12]+[.M18]*[.S$13]+[.N18]*[.S$14]+[.O18]*[.S$15]+[.P18]*[.S$16]+[.Q18]*[.S$17]+[.R18]*[.S$18]" office:value-type="float" office:value="-4.48618076212161E-024" calcext:value-type="float">
            <text:p>-4.48618076212161E-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/00/0000</text:date>, <text:time style:data-style-name="N2" text:time-value="21:34:10.151327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Enrique Caballero</meta:initial-creator>
    <meta:creation-date>2019-08-24T09:20:28.255199326</meta:creation-date>
    <dc:date>2019-08-25T00:01:04.994536000</dc:date>
    <dc:creator>Daniel Enrique Caballero</dc:creator>
    <meta:editing-duration>PT50M41S</meta:editing-duration>
    <meta:editing-cycles>4</meta:editing-cycles>
    <meta:generator>LibreOffice/6.0.7.3$Linux_X86_64 LibreOffice_project/00m0$Build-3</meta:generator>
    <meta:document-statistic meta:table-count="3" meta:cell-count="969" meta:object-count="0"/>
  </office:meta>
</office:document-meta>
</file>